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Fira Code" svg:font-family="'Fira Code'"/>
    <style:font-face style:name="IBM Plex Mono" svg:font-family="'IBM Plex Mono'"/>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office:font-face-decls>
  <office:automatic-styles>
    <style:style style:name="dp1" style:family="drawing-page">
      <style:drawing-page-properties presentation:background-visible="true" presentation:background-objects-visible="true" draw:fill="solid" draw:fill-color="#1a1a2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6213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none" svg:stroke-width="0.026cm" svg:stroke-linecap="butt" draw:fill="solid" draw:fill-color="#e84d4d"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none" svg:stroke-width="0.026cm" svg:stroke-linecap="butt" draw:fill="solid" draw:fill-color="#e84d4d" draw:textarea-horizontal-align="justify" draw:textarea-vertical-align="middle" draw:auto-grow-height="false" draw:fit-to-size="false" style:shrink-to-fit="false" fo:min-height="0cm" fo:min-width="4.58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graphic-properties draw:stroke="none" draw:fill="none" fo:min-height="6.547cm" loext:decorative="false"/>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7.659cm" fo:min-width="30.225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2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42"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5.149cm" fo:min-width="30.255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4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12.052cm" fo:min-width="30.173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5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8"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5.776cm" fo:min-width="30.24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5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2"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8.286cm" fo:min-width="30.21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6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graphic-properties loext:decorative="false"/>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6"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10.796cm" fo:min-width="30.18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8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1"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3.893cm" fo:min-width="30.269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11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1"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7.03cm" fo:min-width="30.231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12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Blank-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Blank-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Blank-notes">
      <style:graphic-properties draw:fill-color="#ffffff" fo:min-height="12.572cm" loext:decorative="false"/>
      <style:paragraph-properties style:writing-mode="lr-tb"/>
    </style:style>
    <style:style style:name="co1" style:family="table-column">
      <style:table-column-properties style:column-width="15.408cm" style:use-optimal-column-width="false"/>
    </style:style>
    <style:style style:name="ro1" style:family="table-row">
      <style:table-row-properties style:row-height="0.812cm" style:use-optimal-row-height="false"/>
    </style:style>
    <style:style style:name="ro2" style:family="table-row">
      <style:table-row-properties style:row-height="0.852cm" style:use-optimal-row-height="false"/>
    </style:style>
    <style:style style:name="ro3" style:family="table-row">
      <style:table-row-properties style:row-height="1.365cm" style:use-optimal-row-height="false"/>
    </style:style>
    <style:style style:name="ro4" style:family="table-row">
      <style:table-row-properties style:row-height="0.81cm" style:use-optimal-row-height="false"/>
    </style:style>
    <style:style style:name="ce1" style:family="table-cell">
      <loext:graphic-properties draw:fill="solid" draw:fill-color="#2a2a4a" draw:textarea-vertical-align="top" fo:padding-top="0.127cm" fo:padding-bottom="0.127cm" fo:padding-left="0.254cm" fo:padding-right="0.254cm"/>
      <style:paragraph-properties fo:border="0.48pt solid #ffffff"/>
    </style:style>
    <style:style style:name="ce2" style:family="table-cell">
      <loext:graphic-properties draw:fill="solid" draw:fill-color="#1e1e38" draw:textarea-vertical-align="top" fo:padding-top="0.127cm" fo:padding-bottom="0.127cm" fo:padding-left="0.254cm" fo:padding-right="0.254cm"/>
      <style:paragraph-properties fo:border="0.48pt solid #ffffff"/>
    </style:style>
    <style:style style:name="ce3" style:family="table-cell">
      <loext:graphic-properties draw:fill="solid" draw:fill-color="#242442"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style:paragraph-properties fo:margin-left="0cm" fo:margin-right="0cm" fo:margin-top="0.282cm" fo:margin-bottom="0.071cm" fo:line-height="100%" fo:text-align="center" fo:text-indent="0cm" style:punctuation-wrap="hanging" loext:tab-stop-distance="1.27cm" style:writing-mode="lr-tb">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4" style:family="paragraph">
      <loext:graphic-properties draw:fill="solid" draw:fill-color="#e84d4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6" style:family="paragraph">
      <style:paragraph-properties fo:margin-left="0cm" fo:margin-right="0cm" fo:margin-top="0.071cm" fo:margin-bottom="0.071cm" fo:line-height="100%" fo:text-align="center"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8" style:family="paragraph">
      <style:paragraph-properties fo:margin-left="0.6cm" fo:margin-right="0cm" fo:margin-top="0cm" fo:margin-bottom="0cm" fo:line-height="100%" fo:text-align="start" fo:text-indent="0cm"/>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106cm" fo:margin-bottom="0.071cm" fo:line-height="100%" fo:text-align="start" fo:text-indent="0cm" style:punctuation-wrap="hanging" loext:tab-stop-distance="1.27cm" style:writing-mode="lr-tb">
        <style:tab-stops/>
      </style:paragraph-properties>
      <style:text-properties fo:hyphenate="false"/>
    </style:style>
    <style:style style:name="P1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14" style:family="paragraph">
      <style:paragraph-properties fo:margin-left="0cm" fo:margin-right="0cm" fo:margin-top="0.106cm" fo:margin-bottom="0.071cm" fo:line-height="100%" fo:text-align="start" fo:text-indent="0cm" style:punctuation-wrap="hanging" loext:tab-stop-distance="1.27cm" style:writing-mode="lr-tb">
        <style:tab-stops/>
      </style:paragraph-properties>
      <style:text-properties fo:font-size="18pt" fo:hyphenate="false"/>
    </style:style>
    <style:style style:name="P15" style:family="paragraph">
      <style:paragraph-properties fo:margin-left="0cm" fo:margin-right="0cm" fo:margin-top="0.282cm" fo:margin-bottom="0.071cm" fo:line-height="100%" fo:text-align="center" fo:text-indent="0cm" style:punctuation-wrap="hanging" loext:tab-stop-distance="1.27cm" style:writing-mode="lr-tb">
        <style:tab-stops/>
      </style:paragraph-properties>
      <style:text-properties fo:font-size="18pt" fo:hyphenate="false"/>
    </style:style>
    <style:style style:name="P16" style:family="paragraph">
      <style:paragraph-properties fo:margin-left="0.6cm" fo:margin-right="0cm" fo:margin-top="0cm" fo:margin-bottom="0cm" fo:line-height="100%" fo:text-align="start" fo:text-indent="0cm"/>
      <style:text-properties fo:font-size="18pt"/>
    </style:style>
    <style:style style:name="P17"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size="18pt"/>
    </style:style>
    <style:style style:name="P18" style:family="paragraph">
      <style:paragraph-properties fo:margin-left="0cm" fo:margin-right="0cm" fo:margin-top="0cm" fo:margin-bottom="0cm" fo:line-height="100%" fo:text-align="end" fo:text-indent="0cm"/>
      <style:text-properties fo:font-size="12pt" style:font-size-asian="14pt" style:font-size-complex="14pt"/>
    </style:style>
    <style:style style:name="P19"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indent="0cm"/>
    </style:style>
    <style:style style:name="P21" style:family="paragraph">
      <loext:graphic-properties draw:fill="none"/>
    </style:style>
    <style:style style:name="P22" style:family="paragraph">
      <style:paragraph-properties fo:margin-left="0cm" fo:margin-right="0cm" fo:margin-top="0.141cm" fo:margin-bottom="0.071cm" fo:line-height="100%" fo:text-align="start" fo:text-indent="0cm" style:punctuation-wrap="hanging" loext:tab-stop-distance="1.27cm" style:writing-mode="lr-tb">
        <style:tab-stops/>
      </style:paragraph-properties>
      <style:text-properties fo:hyphenate="false"/>
    </style:style>
    <style:style style:name="P23" style:family="paragraph">
      <style:paragraph-properties fo:margin-left="0cm" fo:margin-right="0cm" fo:margin-top="0.282cm" fo:margin-bottom="0.071cm" fo:line-height="100%" fo:text-align="start" fo:text-indent="0cm" style:punctuation-wrap="hanging" loext:tab-stop-distance="1.27cm" style:writing-mode="lr-tb">
        <style:tab-stops/>
      </style:paragraph-properties>
      <style:text-properties fo:hyphenate="false"/>
    </style:style>
    <style:style style:name="P24" style:family="paragraph">
      <loext:graphic-properties draw:fill="solid" draw:fill-color="#0d111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style:paragraph-properties fo:margin-left="0cm" fo:margin-right="0cm" fo:margin-top="0.212cm" fo:margin-bottom="0.071cm" fo:line-height="100%" fo:text-align="start" fo:text-indent="0cm" style:punctuation-wrap="hanging" loext:tab-stop-distance="1.27cm" style:writing-mode="lr-tb">
        <style:tab-stops/>
      </style:paragraph-properties>
      <style:text-properties fo:hyphenate="false"/>
    </style:style>
    <style:style style:name="P2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7" style:family="paragraph">
      <loext:graphic-properties draw:fill-color="#ffffff"/>
    </style:style>
    <style:style style:name="T1" style:family="text">
      <style:text-properties fo:font-variant="normal" fo:text-transform="none" fo:color="#f0f0f0" loext:opacity="100%" style:text-outline="false" style:text-line-through-style="none" style:text-line-through-type="none" style:text-position="0% 100%" style:font-name="JetBrains Mono"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style:style>
    <style:style style:name="T2" style:family="text">
      <style:text-properties fo:font-variant="normal" fo:text-transform="none" fo:color="#f0c674" loext:opacity="100%" style:text-outline="false" style:text-line-through-style="none" style:text-line-through-type="none" style:text-position="0% 100%" style:font-name="Source Code Pro"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 style:family="text">
      <style:text-properties fo:font-variant="normal" fo:text-transform="none" fo:color="#999999"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6" style:family="text">
      <style:text-properties fo:font-variant="normal" fo:text-transform="none" fo:color="#333333" loext:opacity="100%" style:text-outline="false" style:text-line-through-style="none" style:text-line-through-type="none" style:text-position="0% 100%" style:font-name="IBM Plex Mono"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0f0f0" loext:opacity="100%" style:text-outline="false" style:text-line-through-style="none" style:text-line-through-type="none" style:text-position="0% 100%" style:font-name="JetBrains Mono"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cccccc"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0" style:family="text">
      <style:text-properties fo:font-variant="normal" fo:text-transform="none" fo:color="#5cc4b0"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1"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2"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3"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4"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fo:text-shadow="none" style:text-underline-style="none" fo:font-weight="bold" style:letter-kerning="true" fo:background-color="transparent" style:font-name-asian="Noto Sans CJK SC" style:font-size-asian="16pt" style:font-style-asian="normal" style:font-weight-asian="bold" style:font-name-complex="Noto Sans1"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fo:text-shadow="none" style:text-underline-style="none" fo:font-weight="normal" style:letter-kerning="true" fo:background-color="transparent" style:font-name-asian="Noto Sans CJK SC"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5cc4b0"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8" style:family="text">
      <style:text-properties fo:font-variant="normal" fo:text-transform="none" fo:color="#e84d4d" loext:opacity="100%" style:text-outline="false" style:text-line-through-style="none" style:text-line-through-type="none" style:text-position="0% 100%" style:font-name="Fira Code"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9" style:family="text">
      <style:text-properties fo:font-variant="normal" fo:text-transform="none" fo:color="#f0f0f0" loext:opacity="100%" style:text-outline="false" style:text-line-through-style="none" style:text-line-through-type="none" style:text-position="0% 100%" style:font-name="JetBrains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0" style:family="text">
      <style:text-properties fo:font-variant="normal" fo:text-transform="none" fo:color="#f0f0f0" loext:opacity="100%" style:text-outline="false" style:text-line-through-style="none" style:text-line-through-type="none" style:text-position="0% 100%" style:font-name="JetBrains Mono"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21" style:family="text">
      <style:text-properties fo:font-variant="normal" fo:text-transform="none" fo:color="#e84d4d" loext:opacity="100%" style:text-outline="false" style:text-line-through-style="none" style:text-line-through-type="none" style:text-position="0% 100%" style:font-name="JetBrains Mono"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5cc4b0" loext:opacity="100%" style:text-outline="false" style:text-line-through-style="none" style:text-line-through-type="none" style:text-position="0% 100%" style:font-name="Fira Code"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0f0f0"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4" style:family="text">
      <style:text-properties fo:font-variant="normal" fo:text-transform="none" fo:color="#f0f0f0" loext:opacity="100%" style:text-outline="false" style:text-line-through-style="none" style:text-line-through-type="none" style:text-position="0% 100%" style:font-name="IBM Plex Mono"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5" style:family="text">
      <style:text-properties fo:font-variant="normal" fo:text-transform="none" fo:color="#f0f0f0" loext:opacity="100%" style:text-outline="false" style:text-line-through-style="none" style:text-line-through-type="none" style:text-position="0% 100%" style:font-name="JetBrains Mono"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26" style:family="text">
      <style:text-properties fo:font-variant="normal" fo:text-transform="none" fo:color="#f0f0f0" loext:opacity="100%" style:text-outline="false" style:text-line-through-style="none" style:text-line-through-type="none" style:text-position="0% 100%" style:font-name="JetBrains Mono"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7" style:family="text">
      <style:text-properties fo:font-variant="normal" fo:text-transform="none" fo:color="#f0c674" loext:opacity="100%" style:text-outline="false" style:text-line-through-style="none" style:text-line-through-type="none" style:text-position="0% 100%" style:font-name="IBM Plex Mono"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28" style:family="text">
      <style:text-properties fo:font-variant="normal" fo:text-transform="none" fo:color="#cccccc" loext:opacity="100%" style:text-outline="false" style:text-line-through-style="none" style:text-line-through-type="none" style:text-position="0% 100%" style:font-name="IBM Plex Mono"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fo:color="#f0f0f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0c67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9999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cccc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5cc4b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e84d4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draw:custom-shape draw:name="TextBox 1" draw:style-name="gr1" draw:text-style-name="P3" draw:layer="layout" svg:width="30.817cm" svg:height="3.748cm" svg:x="1.524cm" svg:y="4.572cm">
          <text:p text:style-name="P1"><text:span text:style-name="T1">Llamenos Hotline</text:span></text:p>
          <text:p text:style-name="P2"><text:span text:style-name="T2">More Secure Hubs for Your Spo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10.921cm" svg:height="0.105cm" svg:x="11.43cm" svg:y="8.8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 draw:text-style-name="P7" draw:layer="layout" svg:width="30.817cm" svg:height="1.759cm" svg:x="1.524cm" svg:y="9.906cm">
          <text:p text:style-name="P5"><text:span text:style-name="T4"/></text:p>
          <text:p text:style-name="P6"><text:span text:style-name="T5">CounterSpy 2026 — Atlanta, Sunday May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Phones on airplane mode if that's relevant to your threat model — and if you're at CounterSpy, it probably is. I'm Rhonda. This talk is about software I built because people I love were getting their phones seized at protests and their call records subpoenaed. Ninety minutes. I have a lot to show you. Questions during the talk — I'd rather it be a conversation than a monologue. Before I start: I am not selling you anything. This is AGPL-3.0 software. You can read every 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 draw:style-name="dp1" draw:master-page-name="Blank">
        <draw:custom-shape draw:name="TextBox 1" draw:style-name="gr5" draw:text-style-name="P7" draw:layer="layout" svg:width="30.817cm" svg:height="1.435cm" svg:x="1.524cm" svg:y="0.635cm">
          <text:p text:style-name="P5"><text:span text:style-name="T8">What we want to pr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7" draw:layer="layout" svg:width="30.817cm" svg:height="6.978cm" svg:x="1.524cm" svg:y="2.794cm">
          <text:p text:style-name="P5"><text:span text:style-name="T9">A detective in Atlanta called an organizer at 9:37am on a Tuesday. He knew her name. He knew she'd answered calls at 11pm, 1am, and 2am during the protest. He cited specific call durations.</text:span></text:p>
          <text:p text:style-name="P5"><text:span text:style-name="T9"/></text:p>
          <text:p text:style-name="P12"><text:span text:style-name="T9">She'd been running the jail support hotline through Google Voice. The detective had served an administrative subpoena on Google three days earlier. Google had complied within 48 hours. She didn't know.</text:span></text:p>
          <text:p text:style-name="P12"><text:span text:style-name="T9"/></text:p>
          <text:p text:style-name="P2"><text:span text:style-name="T10">He didn't need a warrant. He needed a form and 48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Pause here. Let this land. This is not a hypothetical. Administrative subpoenas to US-based cloud providers require no judicial review. The provider doesn't have to tell you they complied. You might find out months later in a transparency report, or you might find out when a detective calls you. This is the low end of the threat we're designing against — paperwork. But we're also designing against the high end: nation-state adversaries with NSLs, runtime instrumentation budgets, and physical access to infrastructure. The architecture has to hold against both.</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 draw:style-name="dp1" draw:master-page-name="Blank">
        <draw:custom-shape draw:name="TextBox 1" draw:style-name="gr7" draw:text-style-name="P7" draw:layer="layout" svg:width="30.817cm" svg:height="1.435cm" svg:x="1.524cm" svg:y="0.635cm">
          <text:p text:style-name="P13"><text:span text:style-name="T8">Who This Talk Is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8" draw:text-style-name="P4" draw:layer="layout" svg:width="5.079cm" svg:height="0.105cm" svg:x="1.524cm" svg:y="2.2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 draw:text-style-name="P7" draw:layer="layout" svg:width="30.817cm" svg:height="7.686cm" svg:x="1.524cm" svg:y="2.794cm">
          <text:p text:style-name="P13"><text:span text:style-name="T11"><text:s text:c="2"/>• <text:s/></text:span><text:span text:style-name="T11">Legal observer networks</text:span><text:span text:style-name="T12"> documenting state violence at protests</text:span></text:p>
          <text:p text:style-name="P14"><text:span text:style-name="T11"><text:s text:c="2"/>• <text:s/></text:span><text:span text:style-name="T11">Jail support</text:span><text:span text:style-name="T12"> hotlines taking calls from detainees and families</text:span></text:p>
          <text:p text:style-name="P14"><text:span text:style-name="T11"><text:s text:c="2"/>• <text:s/></text:span><text:span text:style-name="T11">Mutual aid dispatchers</text:span><text:span text:style-name="T12"> coordinating direct action support</text:span></text:p>
          <text:p text:style-name="P14"><text:span text:style-name="T11"><text:s text:c="2"/>• <text:s/></text:span><text:span text:style-name="T11">Domestic violence crisis lines</text:span><text:span text:style-name="T12"> protecting caller identity</text:span></text:p>
          <text:p text:style-name="P14"><text:span text:style-name="T11"><text:s text:c="2"/>• <text:s/></text:span><text:span text:style-name="T11">Immigration legal hotlines</text:span><text:span text:style-name="T12"> where the call log is evidence</text:span></text:p>
          <text:p text:style-name="P14"><text:span text:style-name="T11"><text:s text:c="2"/>• <text:s/></text:span><text:span text:style-name="T11">Rapid response coalitions</text:span><text:span text:style-name="T12"> with time-sensitive routing needs</text:span></text:p>
          <text:p text:style-name="P14"><text:span text:style-name="T12"/></text:p>
          <text:p text:style-name="P15"><text:span text:style-name="T10">If you're running a phone-based support operation for people who face real threats — this talk is for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4" draw:layer="layout" svg:width="12.699cm" svg:height="9.524cm" svg:x="3.175cm" svg:y="1.905cm" draw:page-number="3" presentation:class="page"/>
          <draw:frame draw:name="Notes Placeholder 2" presentation:style-name="pr3" draw:text-style-name="P17" draw:layer="layout" svg:width="15.239cm" svg:height="11.429cm" svg:x="1.905cm" svg:y="12.065cm" presentation:class="notes" presentation:user-transformed="true">
            <draw:text-box>
              <text:p text:style-name="P16"><text:span text:style-name="T6">Raise your hand if you operate or support a crisis line. Keep it up if you're on Google Voice. Keep it up if you use Twilio directly. Keep it up if your volunteers write notes in Google Docs. Okay. I see you. You're the reason I'm here.</text:span></text:p>
            </draw:text-box>
          </draw:frame>
          <draw:frame draw:name="Slide Number Placeholder 3" presentation:style-name="pr4" draw:text-style-name="P19" draw:layer="layout" svg:width="8.254cm" svg:height="1.269cm" svg:x="10.791cm" svg:y="24.126cm" presentation:class="page-number" presentation:user-transformed="true">
            <draw:text-box>
              <text:p text:style-name="P18"><text:span text:style-name="T7"><text:page-number>&lt;number&gt;</text:page-number></text:span></text:p>
            </draw:text-box>
          </draw:frame>
        </presentation:notes>
      </draw:page>
      <draw:page draw:name="page4" draw:style-name="dp1" draw:master-page-name="Blank">
        <draw:custom-shape draw:name="TextBox 9" draw:style-name="gr10" draw:text-style-name="P7" draw:layer="layout" svg:width="30.817cm" svg:height="1.435cm" svg:x="1.524cm" svg:y="0.635cm">
          <text:p text:style-name="P5"><text:span text:style-name="T8">How we g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8" draw:text-style-name="P4" draw:layer="layout" svg:width="5.079cm" svg:height="0.105cm" svg:x="1.524cm" svg:y="2.2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33.268cm" svg:height="12.66cm" svg:x="0.387cm" svg:y="3.363cm">
          <draw:text-box>
            <text:p><text:span text:style-name="T13"><text:s text:c="2"/>• <text:s/></text:span><text:span text:style-name="T13">Midnight Special Law Collective</text:span><text:span text:style-name="T14"> created the framework for the jail support/hotline systems we use today</text:span></text:p>
            <text:p text:style-name="P20"><text:span text:style-name="T15"><text:s text:c="2"/>• <text:s/></text:span><text:span text:style-name="T15">Occupy Oakland </text:span><text:span text:style-name="T16">led to Memoryhole, a fork of CiviCRM, for case management</text:span></text:p>
            <text:p><text:span text:style-name="T13"><text:s text:c="2"/>• <text:s/></text:span><text:span text:style-name="T13">Resurgence of Black Liberation</text:span><text:span text:style-name="T14"> changed how we do direct action forever, and led to us creating many hotlines and jail support systems around the country in collaboration with Black Movement Law Project, NLG, many others</text:span></text:p>
            <text:p text:style-name="P20"><text:span text:style-name="T13"><text:s text:c="2"/>• <text:s/>‘</text:span><text:span text:style-name="T13">16 Cleveland RNC</text:span><text:span text:style-name="T14"> counter-demonstration was when we first started using OpenVBX for hotlines, with the support of EFF</text:span></text:p>
            <text:p><text:span text:style-name="T13"><text:s text:c="2"/>• <text:s/></text:span><text:span text:style-name="T13">Standing Rock</text:span><text:span text:style-name="T14"> deepened our experiences of mass defense, dealing with 800+ cases and sophisticated threat models</text:span></text:p>
            <text:p><text:span text:style-name="T13"><text:s text:c="2"/></text:span></text:p>
            <text:p><text:span text:style-name="T13">Since, every collective has used a patchwork of solutions:</text:span></text:p>
            <text:p text:style-name="P20"><text:span text:style-name="T16">- at best: twilio API, voip providers, self hosted, non-encrypted airtable clones</text:span></text:p>
            <text:p text:style-name="P20"><text:span text:style-name="T16">- at worst: google voice and google sheets </text:span></text:p>
            <text:p><text:span text:style-name="T14"/></text:p>
            <text:p><text:span text:style-name="T17">We keep revisiting this space dialectically every year or so, and the conclusion is the same: there is no CRM/communications hub made for our threat model</text:span></text:p>
          </draw:text-box>
        </draw:frame>
        <presentation:notes draw:style-name="dp3">
          <draw:page-thumbnail draw:name="Slide Image Placeholder 2" draw:style-name="gr4" draw:layer="layout" svg:width="12.699cm" svg:height="9.524cm" svg:x="3.175cm" svg:y="1.905cm" draw:page-number="4" presentation:class="page"/>
          <draw:frame draw:name="Notes Placeholder 1" presentation:style-name="pr1" draw:text-style-name="P9" draw:layer="layout" svg:width="15.239cm" svg:height="11.429cm" svg:x="1.905cm" svg:y="12.065cm" presentation:class="notes" presentation:user-transformed="true">
            <draw:text-box>
              <text:p text:style-name="P8"><text:span text:style-name="T6">Pause here. Let this land. This is not a hypothetical. Administrative subpoenas to US-based cloud providers require no judicial review. The provider doesn't have to tell you they complied. You might find out months later in a transparency report, or you might find out when a detective calls you. This is the low end of the threat we're designing against — paperwork. But we're also designing against the high end: nation-state adversaries with NSLs, runtime instrumentation budgets, and physical access to infrastructure. The architecture has to hold against both.</text:span></text:p>
            </draw:text-box>
          </draw:frame>
          <draw:frame draw:name="Slide Number Placeholder 1"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 draw:style-name="dp1" draw:master-page-name="Blank">
        <draw:custom-shape draw:name="TextBox 1" draw:style-name="gr12" draw:text-style-name="P7" draw:layer="layout" svg:width="30.817cm" svg:height="1.435cm" svg:x="1.524cm" svg:y="0.635cm">
          <text:p text:style-name="P5"><text:span text:style-name="T8">What I'll C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 draw:text-style-name="P7" draw:layer="layout" svg:width="30.817cm" svg:height="7.078cm" svg:x="1.524cm" svg:y="3.175cm">
          <text:p text:style-name="P5"><text:span text:style-name="T18"><text:s text:c="2"/></text:span><text:span text:style-name="T18">1. <text:s/></text:span><text:span text:style-name="T19">Why existing tools fail</text:span><text:span text:style-name="T5"> the activist threat model (and specifically how)</text:span></text:p>
          <text:p text:style-name="P22"><text:span text:style-name="T18"><text:s text:c="2"/></text:span><text:span text:style-name="T18">2. <text:s/></text:span><text:span text:style-name="T19">SIP trunking</text:span><text:span text:style-name="T5"> — why call routing matters for privacy</text:span></text:p>
          <text:p text:style-name="P22"><text:span text:style-name="T18"><text:s text:c="2"/></text:span><text:span text:style-name="T18">3. <text:s/></text:span><text:span text:style-name="T19">E2EE notes and messages</text:span><text:span text:style-name="T5"> — what "zero-knowledge server" actually means</text:span></text:p>
          <text:p text:style-name="P22"><text:span text:style-name="T18"><text:s text:c="2"/></text:span><text:span text:style-name="T18">4. <text:s/></text:span><text:span text:style-name="T19">What a subpoena actually gets</text:span><text:span text:style-name="T5"> — walking through the matrix</text:span></text:p>
          <text:p text:style-name="P22"><text:span text:style-name="T18"><text:s text:c="2"/></text:span><text:span text:style-name="T18">5. <text:s/></text:span><text:span text:style-name="T19">Signal channel integration</text:span><text:span text:style-name="T5"> — for orgs using Signal in the field</text:span></text:p>
          <text:p text:style-name="P22"><text:span text:style-name="T18"><text:s text:c="2"/></text:span><text:span text:style-name="T18">6. <text:s/></text:span><text:span text:style-name="T19">What changed in v2</text:span><text:span text:style-name="T5"> — results of a crypto review</text:span></text:p>
          <text:p text:style-name="P22"><text:span text:style-name="T18"><text:s text:c="2"/></text:span><text:span text:style-name="T18">7. <text:s/></text:span><text:span text:style-name="T19">Self-hosting</text:span><text:span text:style-name="T5"> — what it takes, what it costs, what it protects</text:span></text:p>
          <text:p text:style-name="P22"><text:span text:style-name="T18"><text:s text:c="2"/></text:span><text:span text:style-name="T18">8. <text:s/></text:span><text:span text:style-name="T19">What we still can't protect</text:span><text:span text:style-name="T5"> — be honest about the bound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Rough timing: Parts 1-2 take about 20 min, Part 3 about 20 min, Parts 4-6 about 20 min, Parts 7-8 about 10 min, then Q&amp;A. Adjust based on audience questions throughout. The most important section is Part 4 — the subpoena matrix. That's where the architecture becomes rea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6" draw:style-name="dp4" draw:master-page-name="Blank">
        <draw:custom-shape draw:name="TextBox 1" draw:style-name="gr14" draw:text-style-name="P3" draw:layer="layout" svg:width="30.817cm" svg:height="0.926cm" svg:x="1.524cm" svg:y="5.588cm">
          <text:p text:style-name="P1"><text:span text:style-name="T18">PAR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5" draw:text-style-name="P3" draw:layer="layout" svg:width="30.817cm" svg:height="1.942cm" svg:x="1.524cm" svg:y="7.112cm">
          <text:p text:style-name="P1"><text:span text:style-name="T20">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Let's start with who's coming for your org and why your current tools are a gift to them.</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7" draw:style-name="dp1" draw:master-page-name="Blank">
        <draw:custom-shape draw:name="TextBox 1" draw:style-name="gr16" draw:text-style-name="P7" draw:layer="layout" svg:width="30.817cm" svg:height="1.435cm" svg:x="1.524cm" svg:y="0.635cm">
          <text:p text:style-name="P5"><text:span text:style-name="T8">Your Adversaries, Na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7" draw:text-style-name="P7" draw:layer="layout" svg:width="30.817cm" svg:height="9.917cm" svg:x="1.524cm" svg:y="2.794cm">
          <text:p text:style-name="P5"><text:span text:style-name="T21">State actors</text:span></text:p>
          <text:p text:style-name="P12"><text:span text:style-name="T11"><text:s text:c="2"/>• <text:s/></text:span><text:span text:style-name="T11">Local police</text:span><text:span text:style-name="T12"> with administrative subpoenas (no judge, 24-72 hrs)</text:span></text:p>
          <text:p text:style-name="P12"><text:span text:style-name="T11"><text:s text:c="2"/>• <text:s/></text:span><text:span text:style-name="T11">Federal agencies</text:span><text:span text:style-name="T12"> (FBI, ICE) with NSLs and grand jury subpoenas</text:span></text:p>
          <text:p text:style-name="P12"><text:span text:style-name="T11"><text:s text:c="2"/>• <text:s/></text:span><text:span text:style-name="T11">Fusion centers</text:span><text:span text:style-name="T12"> correlating data across agencies</text:span></text:p>
          <text:p text:style-name="P12"><text:span text:style-name="T12"><text:s text:c="2"/>• <text:s/></text:span><text:span text:style-name="T12">DHS behavioral analysis units pattern-matching on call timing</text:span></text:p>
          <text:p text:style-name="P23"><text:span text:style-name="T21">Contracted/private</text:span></text:p>
          <text:p text:style-name="P12"><text:span text:style-name="T11"><text:s text:c="2"/>• <text:s/></text:span><text:span text:style-name="T11">Right-wing groups</text:span><text:span text:style-name="T12"> with OSINT toolkits and PI contracts</text:span></text:p>
          <text:p text:style-name="P12"><text:span text:style-name="T11"><text:s text:c="2"/>• <text:s/></text:span><text:span text:style-name="T11">Private investigators</text:span><text:span text:style-name="T12"> with carrier-level access and courthouse relationships</text:span></text:p>
          <text:p text:style-name="P12"><text:span text:style-name="T12"><text:s text:c="2"/>• <text:s/></text:span><text:span text:style-name="T12">Doxxing crews targeting volunteers by name, employer, and neighborhood</text:span></text:p>
          <text:p text:style-name="P12"><text:span text:style-name="T12"/></text:p>
          <text:p text:style-name="P2"><text:span text:style-name="T10">None of these adversaries need to break encryption. They go to your provider with a 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ame the adversaries directly. "Law enforcement" is too abstract. We're talking about cops. We're talking about ICE. We're talking about FBI with national security letters. We're talking about the private investigators that right-wing groups hire after getting org member lists from leak sites. We're also talking about nation-state actors who can compel hosting providers and instrument runtimes. The threat model matters because it determines what you protect against. We defend against all of these — from the detective with 48 hours and a form, up to a sophisticated adversary with physical access to infrastructure. That's the bar we s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8" draw:style-name="dp1" draw:master-page-name="Blank">
        <draw:custom-shape draw:name="TextBox 1" draw:style-name="gr18" draw:text-style-name="P7" draw:layer="layout" svg:width="30.817cm" svg:height="1.435cm" svg:x="1.524cm" svg:y="0.635cm">
          <text:p text:style-name="P5"><text:span text:style-name="T8">Real Scen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9" draw:text-style-name="P7" draw:layer="layout" svg:width="30.817cm" svg:height="7.479cm" svg:x="1.524cm" svg:y="2.794cm">
          <text:p text:style-name="P5"><text:span text:style-name="T9">A detective got a Google administrative subpoena. All incoming call records for the past 90 days: timestamps, caller IDs, duration. They called the organizer whose personal number showed up most often as the answering line.</text:span></text:p>
          <text:p text:style-name="P5"><text:span text:style-name="T9"/></text:p>
          <text:p text:style-name="P12"><text:span text:style-name="T9">A Twilio account was subpoenaed during a protest response. The dashboard showed every call: who called, who answered, how long they talked. Volunteer phone numbers were in the CDRs.</text:span></text:p>
          <text:p text:style-name="P12"><text:span text:style-name="T9"/></text:p>
          <text:p text:style-name="P12"><text:span text:style-name="T9">A volunteer's notes were in a shared Google Doc. The doc was in a G Suite account. The org didn't know Google had responded to a CIPA request until the legal case surfac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se are composites from real incidents — don't name the orgs, obviously. The point: these are not sophisticated attacks. They're paperwork. The attacker doesn't need to break encryption or compromise your server. They just need to ask your cloud provider nicely — or not so nicely — and the provider complies. Our job is to make that form useles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9" draw:style-name="dp1" draw:master-page-name="Blank">
        <draw:custom-shape draw:name="TextBox 1" draw:style-name="gr20" draw:text-style-name="P7" draw:layer="layout" svg:width="30.817cm" svg:height="1.435cm" svg:x="1.524cm" svg:y="0.635cm">
          <text:p text:style-name="P5"><text:span text:style-name="T8">Why Google Voice F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1" draw:text-style-name="P7" draw:layer="layout" svg:width="30.817cm" svg:height="9.039cm" svg:x="1.524cm" svg:y="2.794cm">
          <text:p text:style-name="P5"><text:span text:style-name="T11"><text:s text:c="2"/>• <text:s/></text:span><text:span text:style-name="T11">Call records</text:span><text:span text:style-name="T12">: Google stores them. Administrative subpoena = Google hands them over within 48 hours.</text:span></text:p>
          <text:p text:style-name="P12"><text:span text:style-name="T11"><text:s text:c="2"/>• <text:s/></text:span><text:span text:style-name="T11">Caller ID</text:span><text:span text:style-name="T12">: Google sees the real number. You have it, they have it.</text:span></text:p>
          <text:p text:style-name="P12"><text:span text:style-name="T11"><text:s text:c="2"/>• <text:s/></text:span><text:span text:style-name="T11">Account access</text:span><text:span text:style-name="T12">: If the G Suite account is compromised, everything is exposed.</text:span></text:p>
          <text:p text:style-name="P12"><text:span text:style-name="T11"><text:s text:c="2"/>• <text:s/></text:span><text:span text:style-name="T11">The volunteer's personal number</text:span><text:span text:style-name="T12">: When they answer a Google Voice forwarded call, their phone number shows up in the CDR.</text:span></text:p>
          <text:p text:style-name="P12"><text:span text:style-name="T12"/></text:p>
          <text:p text:style-name="P2"><text:span text:style-name="T10">Your Google Voice call log is basically a gift-wrapped package for any detective with a subpoena and 48 hours.</text:span></text:p>
          <text:p text:style-name="P2"><text:span text:style-name="T10">Google Voice was designed for a business's customer support line. Not for a legal observer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Google's administrative subpoena compliance is extremely fast. I've spoken to people who only found out they were subpoenaed because they asked for a transparency report months later. The latency between the subpoena and the detective's phone call to the organizer was under 72 hours in at least one case I know of personal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0" draw:style-name="dp1" draw:master-page-name="Blank">
        <draw:custom-shape draw:name="TextBox 1" draw:style-name="gr22" draw:text-style-name="P7" draw:layer="layout" svg:width="30.817cm" svg:height="1.435cm" svg:x="1.524cm" svg:y="0.635cm">
          <text:p text:style-name="P5"><text:span text:style-name="T8">Why Twilio Direct API F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3" draw:text-style-name="P7" draw:layer="layout" svg:width="30.817cm" svg:height="8.011cm" svg:x="1.568cm" svg:y="3.419cm">
          <text:p text:style-name="P5"><text:span text:style-name="T11"><text:s text:c="2"/>• <text:s/></text:span><text:span text:style-name="T11">CDRs in the dashboard</text:span><text:span text:style-name="T12">: Every call — caller ID, called number, duration, timestamp — stored in Twilio's dashboard, forever, by default.</text:span></text:p>
          <text:p text:style-name="P12"><text:span text:style-name="T11"><text:s text:c="2"/>• <text:s/></text:span><text:span text:style-name="T11">Twilio is US-based</text:span><text:span text:style-name="T12">: Subject to US law. Administrative subpoenas. Grand jury subpoenas. NSLs.</text:span></text:p>
          <text:p text:style-name="P12"><text:span text:style-name="T11"><text:s text:c="2"/>• <text:s/></text:span><text:span text:style-name="T11">TwiML Apps store config</text:span><text:span text:style-name="T12">: Your volunteer phone numbers are in your Twilio account config.</text:span></text:p>
          <text:p text:style-name="P12"><text:span text:style-name="T11"><text:s text:c="2"/>• <text:s/></text:span><text:span text:style-name="T11">Recording storage</text:span><text:span text:style-name="T12">: If you record calls for "quality," those recordings are on Twilio S3. Under the same subpoena.</text:span></text:p>
          <text:p text:style-name="P12"><text:span text:style-name="T12"/></text:p>
          <text:p text:style-name="P2"><text:span text:style-name="T10">Twilio is a great developer tool. It is a terrible privacy layer for activist hot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fair to Twilio. They publish transparency reports. They push back on some requests. But "they sometimes push back" is not a threat model. When law enforcement has a valid administrative subpoena, US-based providers comply. Twilio does not have a legal obligation to protect your volunteers from cops. That obligation is yours, and the way you fulfill it is through architectu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1" draw:style-name="dp1" draw:master-page-name="Blank">
        <draw:custom-shape draw:name="TextBox 1" draw:style-name="gr24" draw:text-style-name="P7" draw:layer="layout" svg:width="30.817cm" svg:height="1.435cm" svg:x="1.524cm" svg:y="0.635cm">
          <text:p text:style-name="P5"><text:span text:style-name="T8">The Subpoena Attack Su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26" draw:text-style-name="P7" draw:layer="layout" svg:width="30.055cm" svg:height="7.361cm" svg:x="1.905cm" svg:y="3.048cm">
          <text:p text:style-name="P5"><text:span text:style-name="T22">Google Voice account</text:span></text:p>
          <text:p text:style-name="P5"><text:span text:style-name="T22"><text:s text:c="4"/>├── </text:span><text:span text:style-name="T22">Call history (caller ID, timestamps, duration)</text:span></text:p>
          <text:p text:style-name="P5"><text:span text:style-name="T22"><text:s text:c="4"/>├── </text:span><text:span text:style-name="T22">Voicemail recordings (stored by Google)</text:span></text:p>
          <text:p text:style-name="P5"><text:span text:style-name="T22"><text:s text:c="4"/>└── </text:span><text:span text:style-name="T22">Account holder identity → who runs the hotline</text:span></text:p>
          <text:p text:style-name="P5"><text:span text:style-name="T4"/></text:p>
          <text:p text:style-name="P5"><text:span text:style-name="T22">Twilio dashboard <text:s/></text:span></text:p>
          <text:p text:style-name="P5"><text:span text:style-name="T22"><text:s text:c="4"/>├── </text:span><text:span text:style-name="T22">CDRs: every call, every participant phone number</text:span></text:p>
          <text:p text:style-name="P5"><text:span text:style-name="T22"><text:s text:c="4"/>├── </text:span><text:span text:style-name="T22">TwiML config: volunteer phone numbers</text:span></text:p>
          <text:p text:style-name="P5"><text:span text:style-name="T22"><text:s text:c="4"/>└── </text:span><text:span text:style-name="T22">Recording files on S3 → actual call audio</text:span></text:p>
          <text:p text:style-name="P5"><text:span text:style-name="T4"/></text:p>
          <text:p text:style-name="P5"><text:span text:style-name="T22">Notes in Google Docs</text:span></text:p>
          <text:p text:style-name="P5"><text:span text:style-name="T22"><text:s text:c="4"/>├── </text:span><text:span text:style-name="T22">Full plaintext content</text:span></text:p>
          <text:p text:style-name="P5"><text:span text:style-name="T22"><text:s text:c="4"/>└── </text:span><text:span text:style-name="T22">Edit history showing when each volunteer wrote w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7" draw:text-style-name="P7" draw:layer="layout" svg:width="30.817cm" svg:height="0.926cm" svg:x="1.27cm" svg:y="11.43cm">
          <text:p text:style-name="P5"><text:span text:style-name="T23">Every hop is a separate subpoena target. And they all com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why we talk about "attack surface reduction." You can't make the calls disappear. But you can make the call records useless, and the notes unreadable. That's the design goal. Not invisibility. Uselessness — turning what the adversary gets into something they can't act o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2" draw:style-name="dp4" draw:master-page-name="Blank">
        <draw:custom-shape draw:name="TextBox 1" draw:style-name="gr28" draw:text-style-name="P3" draw:layer="layout" svg:width="30.817cm" svg:height="0.926cm" svg:x="1.524cm" svg:y="5.588cm">
          <text:p text:style-name="P1"><text:span text:style-name="T18">PAR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9" draw:text-style-name="P3" draw:layer="layout" svg:width="30.817cm" svg:height="1.942cm" svg:x="1.524cm" svg:y="7.112cm">
          <text:p text:style-name="P1"><text:span text:style-name="T20">Th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ow let's talk about what we actually built. The core insight is: metadata is as dangerous as content. Who called whom, when, for how long — that's enough to identify an organizer, map a network, and build a harassment campaig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3" draw:style-name="dp1" draw:master-page-name="Blank">
        <draw:custom-shape draw:name="TextBox 1" draw:style-name="gr30" draw:text-style-name="P7" draw:layer="layout" svg:width="30.817cm" svg:height="1.435cm" svg:x="1.524cm" svg:y="0.635cm">
          <text:p text:style-name="P5"><text:span text:style-name="T8">SIP Trunk vs. Twilio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1" draw:text-style-name="P7" draw:layer="layout" svg:width="30.817cm" svg:height="11.272cm" svg:x="1.524cm" svg:y="3.175cm">
          <text:p text:style-name="P5"><text:span text:style-name="T21">Twilio REST API</text:span></text:p>
          <text:p text:style-name="P12"><text:span text:style-name="T12"><text:s text:c="2"/>• <text:s/></text:span><text:span text:style-name="T12">Call enters Twilio's servers</text:span></text:p>
          <text:p text:style-name="P12"><text:span text:style-name="T12"><text:s text:c="2"/>• <text:s/></text:span><text:span text:style-name="T12">Twilio stores full CDR</text:span></text:p>
          <text:p text:style-name="P12"><text:span text:style-name="T11"><text:s text:c="2"/>• <text:s/></text:span><text:span text:style-name="T11">Caller ID, called number, duration, timestamp</text:span><text:span text:style-name="T12"> all in Twilio dashboard</text:span></text:p>
          <text:p text:style-name="P12"><text:span text:style-name="T12"><text:s text:c="2"/>• <text:s/></text:span><text:span text:style-name="T12">Subpoena Twilio → you get everything</text:span></text:p>
          <text:p text:style-name="P12"><text:span text:style-name="T12"><text:s text:c="2"/>• <text:s/></text:span><text:span text:style-name="T12">Easy setup, dangerous metadata posture</text:span></text:p>
          <text:p text:style-name="P23"><text:span text:style-name="T21">SIP Trunk (Llámenos)</text:span></text:p>
          <text:p text:style-name="P12"><text:span text:style-name="T12"><text:s text:c="2"/>• <text:s/></text:span><text:span text:style-name="T12">PSTN number → SIP trunk → your server</text:span></text:p>
          <text:p text:style-name="P12"><text:span text:style-name="T12"><text:s text:c="2"/>• <text:s/></text:span><text:span text:style-name="T12">You control what gets logged (including: nothing)</text:span></text:p>
          <text:p text:style-name="P12"><text:span text:style-name="T12"><text:s text:c="2"/>• <text:s/></text:span><text:span text:style-name="T12">Telnyx/SignalWire offer CDR-free options</text:span></text:p>
          <text:p text:style-name="P12"><text:span text:style-name="T12"><text:s text:c="2"/>• <text:s/></text:span><text:span text:style-name="T12">Self-hosted Asterisk/FreeSWITCH: no cloud provider at all — this is the default deployment</text:span></text:p>
          <text:p text:style-name="P12"><text:span text:style-name="T12"><text:s text:c="2"/>• <text:s/></text:span><text:span text:style-name="T12">Ansible playbook handles setup, you own the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P trunk is the key architectural move. Instead of "Twilio routes calls for you," you're saying "a PSTN number terminates at MY server, then I route." The call detail record lives on your infrastructure, not Twilio's. Self-hosted Asterisk/FreeSWITCH is the default deployment — the Ansible playbook sets it up. With no cloud SIP provider, there's no external party with records at all — just your database on your FDE-encrypted server, which you control. Cloud SIP providers like Telnyx exist as an option for orgs that aren't ready to run their own PBX y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4" draw:style-name="dp1" draw:master-page-name="Blank">
        <draw:custom-shape draw:name="TextBox 1" draw:style-name="gr32" draw:text-style-name="P7" draw:layer="layout" svg:width="30.817cm" svg:height="1.435cm" svg:x="1.524cm" svg:y="0.635cm">
          <text:p text:style-name="P5"><text:span text:style-name="T8">The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3" draw:text-style-name="P7" draw:layer="layout" svg:width="30.055cm" svg:height="6.853cm" svg:x="1.905cm" svg:y="3.048cm">
          <text:p text:style-name="P5"><text:span text:style-name="T22">Caller dials hotline number</text:span></text:p>
          <text:p text:style-name="P5"><text:span text:style-name="T22"><text:s text:c="7"/></text:span><text:span text:style-name="T22">|</text:span></text:p>
          <text:p text:style-name="P5"><text:span text:style-name="T22"><text:s text:c="7"/></text:span><text:span text:style-name="T22">v</text:span></text:p>
          <text:p text:style-name="P5"><text:span text:style-name="T22">PSTN <text:s/>---&gt; <text:s/>SIP Trunk (Telnyx/SignalWire/Self-hosted)</text:span></text:p>
          <text:p text:style-name="P5"><text:span text:style-name="T22"><text:s text:c="26"/></text:span><text:span text:style-name="T22">|</text:span></text:p>
          <text:p text:style-name="P5"><text:span text:style-name="T22"><text:s text:c="26"/></text:span><text:span text:style-name="T22">v</text:span></text:p>
          <text:p text:style-name="P5"><text:span text:style-name="T22">Your Server <text:s/>---&gt; <text:s/>WireGuard tunnel (no public IP)</text:span></text:p>
          <text:p text:style-name="P5"><text:span text:style-name="T22"><text:s text:c="7"/></text:span><text:span text:style-name="T22">|</text:span></text:p>
          <text:p text:style-name="P5"><text:span text:style-name="T22"><text:s text:c="7"/></text:span><text:span text:style-name="T22">v</text:span></text:p>
          <text:p text:style-name="P5"><text:span text:style-name="T22">Parallel Ring -&gt; All on-shift volunteers simultaneously</text:span></text:p>
          <text:p text:style-name="P5"><text:span text:style-name="T22"><text:s text:c="7"/></text:span><text:span text:style-name="T22">|</text:span></text:p>
          <text:p text:style-name="P5"><text:span text:style-name="T22"><text:s text:c="7"/></text:span><text:span text:style-name="T22">v</text:span></text:p>
          <text:p text:style-name="P5"><text:span text:style-name="T22">First pickup wins. Others hang up instan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alk through this slowly. The SIP bridge is the key piece — it's running on your server, behind a WireGuard tunnel for ingress, no public IP needed. The PSTN number is just a DID (Direct Inward Dial) from whatever SIP provider you chose. The caller's phone rings YOUR server. Not Twilio's server. Not Google's server. Your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5" draw:style-name="dp1" draw:master-page-name="Blank">
        <draw:custom-shape draw:name="TextBox 1" draw:style-name="gr34" draw:text-style-name="P7" draw:layer="layout" svg:width="30.817cm" svg:height="1.435cm" svg:x="1.524cm" svg:y="0.635cm">
          <text:p text:style-name="P5"><text:span text:style-name="T8">Why Parallel Ring Mat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5" draw:text-style-name="P7" draw:layer="layout" svg:width="30.817cm" svg:height="13.023cm" svg:x="1.524cm" svg:y="2.794cm">
          <text:p text:style-name="P5"><text:span text:style-name="T21">Sequential Ring (most hotlines)</text:span></text:p>
          <text:p text:style-name="P12"><text:span text:style-name="T12"><text:s text:c="2"/>• <text:s/></text:span><text:span text:style-name="T12">Call → Volunteer 1 (ring 20s)</text:span></text:p>
          <text:p text:style-name="P12"><text:span text:style-name="T12"><text:s text:c="2"/>• <text:s/></text:span><text:span text:style-name="T12">No answer → Volunteer 2 (ring 20s)</text:span></text:p>
          <text:p text:style-name="P12"><text:span text:style-name="T12"><text:s text:c="2"/>• <text:s/></text:span><text:span text:style-name="T12">No answer → Volunteer 3 (ring 20s)</text:span></text:p>
          <text:p text:style-name="P25"><text:span text:style-name="T24">What the CDR reveals:</text:span></text:p>
          <text:p text:style-name="P12"><text:span text:style-name="T12">Three separate call legs to three numbers. Timestamps show who was tried when. The whole volunteer roster, with timing, in one CDR.</text:span></text:p>
          <text:p text:style-name="P23"><text:span text:style-name="T21">Parallel Ring (Llámenos)</text:span></text:p>
          <text:p text:style-name="P12"><text:span text:style-name="T12"><text:s text:c="2"/>• <text:s/></text:span><text:span text:style-name="T12">Call → ALL on-shift volunteers simultaneously</text:span></text:p>
          <text:p text:style-name="P12"><text:span text:style-name="T12"><text:s text:c="2"/>• <text:s/></text:span><text:span text:style-name="T12">First pickup → others instantly hang up</text:span></text:p>
          <text:p text:style-name="P25"><text:span text:style-name="T24">What your server logs:</text:span></text:p>
          <text:p text:style-name="P12"><text:span text:style-name="T12">One inbound call. Outbound legs all start at the same timestamp. First pickup wins.</text:span></text:p>
          <text:p text:style-name="P12"><text:span text:style-name="T12"/></text:p>
          <text:p text:style-name="P2"><text:span text:style-name="T10">Sequential ring is a directory of your volunteer roster, handed to any detective with a subpoena. Parallel ring is a single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subtle but important for OSINT defense. If an adversary can see CDRs, sequential ring tells them: here are the volunteer phone numbers, in order of who answers first, on which days. That's your volunteer mapping. Parallel ring gives them much less — and combined with CDR-free SIP trunks, the metadata posture is dramatically better. Also: parallel ring is better operations. In a real crisis line, if you ring volunteers sequentially, the first person gets all the calls. Parallel ring distributes load AND reduces timing correlation. Two win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6" draw:style-name="dp1" draw:master-page-name="Blank">
        <draw:custom-shape draw:name="TextBox 1" draw:style-name="gr36" draw:text-style-name="P7" draw:layer="layout" svg:width="30.817cm" svg:height="1.349cm" svg:x="1.524cm" svg:y="0.635cm">
          <text:p text:style-name="P5"><text:span text:style-name="T25">8 Telephony Adapters — Choose Your Trust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7" draw:text-style-name="P7" draw:layer="layout" svg:width="30.055cm" svg:height="6.853cm" svg:x="1.905cm" svg:y="3.048cm">
          <text:p text:style-name="P5"><text:span text:style-name="T22">Trust Level <text:s text:c="4"/>Provider <text:s text:c="11"/>CDR Posture</text:span></text:p>
          <text:p text:style-name="P5"><text:span text:style-name="T22">----------- <text:s text:c="4"/>-------- <text:s text:c="11"/>-----------</text:span></text:p>
          <text:p text:style-name="P5"><text:span text:style-name="T22">LOW TRUST <text:s text:c="6"/>Twilio <text:s text:c="13"/>Full CDR exposure</text:span></text:p>
          <text:p text:style-name="P5"><text:span text:style-name="T22"><text:s text:c="16"/></text:span><text:span text:style-name="T22">SignalWire <text:s text:c="9"/>Full CDR exposure</text:span></text:p>
          <text:p text:style-name="P5"><text:span text:style-name="T22"><text:s text:c="16"/></text:span><text:span text:style-name="T22">Vonage <text:s text:c="13"/>Full CDR exposure</text:span></text:p>
          <text:p text:style-name="P5"><text:span text:style-name="T22"><text:s text:c="16"/></text:span><text:span text:style-name="T22">Plivo <text:s text:c="14"/>Full CDR exposure</text:span></text:p>
          <text:p text:style-name="P5"><text:span text:style-name="T4"/></text:p>
          <text:p text:style-name="P5"><text:span text:style-name="T22">MEDIUM TRUST <text:s text:c="3"/>Telnyx <text:s text:c="13"/>CDR-free SIP trunk available</text:span></text:p>
          <text:p text:style-name="P5"><text:span text:style-name="T22"><text:s text:c="16"/></text:span><text:span text:style-name="T22">Bandwidth <text:s text:c="10"/>CDR-minimal SIP trunk</text:span></text:p>
          <text:p text:style-name="P5"><text:span text:style-name="T4"/></text:p>
          <text:p text:style-name="P5"><text:span text:style-name="T22">HIGH TRUST <text:s text:c="5"/>Asterisk <text:s text:c="11"/>Self-hosted, you own everything</text:span></text:p>
          <text:p text:style-name="P5"><text:span text:style-name="T22">(DEFAULT) <text:s text:c="6"/>FreeSWITCH <text:s text:c="9"/>Self-hosted, you own ever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default Ansible deployment gives you self-hosted Asterisk or FreeSWITCH — that's the recommended setup. But the adapter architecture means if an org needs to start with Twilio while building out infrastructure, they can, and migrate later with zero code changes — just update PBX_TYPE in your .env. The SIP bridge is provider-agnostic. You don't want to rewrite your hotline infrastructure every time your threat model evolve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7" draw:style-name="dp1" draw:master-page-name="Blank">
        <draw:custom-shape draw:name="TextBox 1" draw:style-name="gr38" draw:text-style-name="P7" draw:layer="layout" svg:width="30.817cm" svg:height="1.435cm" svg:x="1.524cm" svg:y="0.635cm">
          <text:p text:style-name="P5"><text:span text:style-name="T8">Self-Hosting: The Ful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39" draw:text-style-name="P24" draw:layer="layout" svg:width="30.817cm" svg:height="2.92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40" draw:text-style-name="P7" draw:layer="layout" svg:width="30.055cm" svg:height="3.043cm" svg:x="1.905cm" svg:y="3.048cm">
          <text:p text:style-name="P5"><text:span text:style-name="T22"># What you run (production — Ansible is the default)</text:span></text:p>
          <text:p text:style-name="P5"><text:span text:style-name="T22">ansible-playbook -i inventory deploy.yml</text:span></text:p>
          <text:p text:style-name="P5"><text:span text:style-name="T4"/></text:p>
          <text:p text:style-name="P5"><text:span text:style-name="T22"># For demos and local development only:</text:span></text:p>
          <text:p text:style-name="P5"><text:span text:style-name="T22">docker compose up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1" draw:text-style-name="P26" draw:layer="layout" svg:width="30.817cm" svg:height="11.302cm" svg:x="1.524cm" svg:y="5.969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42" draw:text-style-name="P24" draw:layer="layout" svg:width="30.817cm" svg:height="5.461cm" svg:x="1.524cm" svg:y="5.969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 draw:style-name="gr43" draw:text-style-name="P7" draw:layer="layout" svg:width="30.055cm" svg:height="4.567cm" svg:x="1.905cm" svg:y="6.223cm">
          <text:p text:style-name="P5"><text:span text:style-name="T22"><text:s text:c="20"/></text:span><text:span text:style-name="T22">Ansible Deploy (default)</text:span></text:p>
          <text:p text:style-name="P5"><text:span text:style-name="T22"><text:s text:c="20"/></text:span><text:span text:style-name="T22">========================</text:span></text:p>
          <text:p text:style-name="P5"><text:span text:style-name="T22">PostgreSQL 16 <text:s/>--&gt; <text:s/>Encrypted notes, audit log</text:span></text:p>
          <text:p text:style-name="P5"><text:span text:style-name="T22">Bun + Hono <text:s text:c="4"/>--&gt; <text:s/>API server</text:span></text:p>
          <text:p text:style-name="P5"><text:span text:style-name="T22">strfry <text:s text:c="8"/>--&gt; <text:s/>Self-hosted Nostr relay (real-time events)</text:span></text:p>
          <text:p text:style-name="P5"><text:span text:style-name="T22">Asterisk/FreeSwtich --&gt; <text:s/>SIP routing (default PBX)</text:span></text:p>
          <text:p text:style-name="P5"><text:span text:style-name="T4"/></text:p>
          <text:p text:style-name="P5"><text:span text:style-name="T22">Optional: <text:s/>signal-notifier | Kamailio+CoTURN | Prometheus+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4" draw:text-style-name="P7" draw:layer="layout" svg:width="30.817cm" svg:height="3.24cm" svg:x="1.524cm" svg:y="12.065cm">
          <text:p text:style-name="P5"><text:span text:style-name="T11"><text:s text:c="2"/>• <text:s/></text:span><text:span text:style-name="T11">1984 Hosting</text:span><text:span text:style-name="T12"> (Iceland) — not subject to the US CLOUD Act, custom Debian FDE ISO with dropbear for remote unlock</text:span></text:p>
          <text:p text:style-name="P12"><text:span text:style-name="T11"><text:s text:c="2"/>• <text:s/></text:span><text:span text:style-name="T11">No telemetry</text:span><text:span text:style-name="T12"> to any external party</text:span></text:p>
          <text:p text:style-name="P12"><text:span text:style-name="T12"><text:s text:c="2"/>• <text:s/></text:span><text:span text:style-name="T12">Reproducible builds with SLSA provenance and cosign ver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WireGuard tunnel means your server doesn't need a public IP. No port scanning. No DDoS directly at your IP. IP address not exposed to clients. No third-party TLS termination — the tunnel is point-to-point encrypted between your server and your entry nod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8" draw:style-name="dp4" draw:master-page-name="Blank">
        <draw:custom-shape draw:name="TextBox 1" draw:style-name="gr45" draw:text-style-name="P3" draw:layer="layout" svg:width="30.817cm" svg:height="0.926cm" svg:x="1.524cm" svg:y="5.588cm">
          <text:p text:style-name="P1"><text:span text:style-name="T18">PAR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6" draw:text-style-name="P3" draw:layer="layout" svg:width="30.817cm" svg:height="3.635cm" svg:x="1.524cm" svg:y="7.112cm">
          <text:p text:style-name="P1"><text:span text:style-name="T20">E2EE — Zero-Knowledge Notes &amp;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1.9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ow the most important part — what happens after the call. The notes. The conversation history. The reason your server is valuable to an adversary. Let me show you what "zero-knowledge" actually means in practi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9" draw:style-name="dp1" draw:master-page-name="Blank">
        <draw:custom-shape draw:name="TextBox 1" draw:style-name="gr47" draw:text-style-name="P7" draw:layer="layout" svg:width="30.817cm" svg:height="1.349cm" svg:x="1.524cm" svg:y="0.635cm">
          <text:p text:style-name="P5"><text:span text:style-name="T25">What "Zero-Knowledge Server" Actually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8" draw:text-style-name="P7" draw:layer="layout" svg:width="30.817cm" svg:height="12.478cm" svg:x="1.524cm" svg:y="2.794cm">
          <text:p text:style-name="P5"><text:span text:style-name="T12">The server should not be able to read call notes, even under subpoena.</text:span></text:p>
          <text:p text:style-name="P23"><text:span text:style-name="T21">What the server stores</text:span></text:p>
          <text:p text:style-name="P12"><text:span text:style-name="T12"><text:s text:c="2"/>• <text:s/></text:span><text:span text:style-name="T12">`encryptedContent` — ciphertext blob</text:span></text:p>
          <text:p text:style-name="P12"><text:span text:style-name="T12"><text:s text:c="2"/>• <text:s/></text:span><text:span text:style-name="T12">`authorEnvelope` — key wrapped for volunteer</text:span></text:p>
          <text:p text:style-name="P12"><text:span text:style-name="T12"><text:s text:c="2"/>• <text:s/></text:span><text:span text:style-name="T12">`adminEnvelopes[]` — key wrapped for each admin</text:span></text:p>
          <text:p text:style-name="P12"><text:span text:style-name="T12"><text:s text:c="2"/>• <text:s/></text:span><text:span text:style-name="T12">Timestamps (call started/ended)</text:span></text:p>
          <text:p text:style-name="P12"><text:span text:style-name="T12"><text:s text:c="2"/>• <text:s/></text:span><text:span text:style-name="T12">Duration</text:span></text:p>
          <text:p text:style-name="P23"><text:span text:style-name="T21">What the server does NOT store</text:span></text:p>
          <text:p text:style-name="P12"><text:span text:style-name="T12"><text:s text:c="2"/>• <text:s/></text:span><text:span text:style-name="T12">Note content (plaintext)</text:span></text:p>
          <text:p text:style-name="P12"><text:span text:style-name="T12"><text:s text:c="2"/>• <text:s/></text:span><text:span text:style-name="T12">Caller identity</text:span></text:p>
          <text:p text:style-name="P12"><text:span text:style-name="T12"><text:s text:c="2"/>• <text:s/></text:span><text:span text:style-name="T12">Conversation transcript</text:span></text:p>
          <text:p text:style-name="P12"><text:span text:style-name="T12"><text:s text:c="2"/>• <text:s/></text:span><text:span text:style-name="T12">Who the volunteer is (pubkey only, not name)</text:span></text:p>
          <text:p text:style-name="P2"><text:span text:style-name="T10">A successful subpoena of your server gets them: "yes, a call happened at 11:47pm, duration 23 minutes, here's a ciphertext blob." Have fun with that, det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core promise. If your server is compromised, if you're served a subpoena, if an admin is coerced — they get encrypted blobs. To read a note, you need the volunteer's private key. The private key never leaves the device. Ever. The server is a zero-knowledge relay. It's moving data it can't rea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0" draw:style-name="dp1" draw:master-page-name="Blank">
        <draw:custom-shape draw:name="TextBox 1" draw:style-name="gr49" draw:text-style-name="P7" draw:layer="layout" svg:width="30.817cm" svg:height="1.435cm" svg:x="1.524cm" svg:y="0.635cm">
          <text:p text:style-name="P5"><text:span text:style-name="T8">Per-Note Forward Secre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50" draw:text-style-name="P24" draw:layer="layout" svg:width="30.817cm" svg:height="12.44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51" draw:text-style-name="P7" draw:layer="layout" svg:width="30.055cm" svg:height="11.171cm" svg:x="1.905cm" svg:y="3.048cm">
          <text:p text:style-name="P5"><text:span text:style-name="T22">For each note written:</text:span></text:p>
          <text:p text:style-name="P5"><text:span text:style-name="T4"/></text:p>
          <text:p text:style-name="P5"><text:span text:style-name="T22"><text:s text:c="2"/></text:span><text:span text:style-name="T22">1. Generate random 256-bit note key</text:span></text:p>
          <text:p text:style-name="P5"><text:span text:style-name="T22"><text:s text:c="5"/></text:span><text:span text:style-name="T22">note_key = random_bytes(32)</text:span></text:p>
          <text:p text:style-name="P5"><text:span text:style-name="T4"/></text:p>
          <text:p text:style-name="P5"><text:span text:style-name="T22"><text:s text:c="2"/></text:span><text:span text:style-name="T22">2. Encrypt note content</text:span></text:p>
          <text:p text:style-name="P5"><text:span text:style-name="T22"><text:s text:c="5"/></text:span><text:span text:style-name="T22">nonce = random_bytes(24)</text:span></text:p>
          <text:p text:style-name="P5"><text:span text:style-name="T22"><text:s text:c="5"/></text:span><text:span text:style-name="T22">ciphertext = XChaCha20-Poly1305(note_key, nonce).encrypt(note_json)</text:span></text:p>
          <text:p text:style-name="P5"><text:span text:style-name="T4"/></text:p>
          <text:p text:style-name="P5"><text:span text:style-name="T22"><text:s text:c="2"/></text:span><text:span text:style-name="T22">3. Wrap note_key for volunteer (author)</text:span></text:p>
          <text:p text:style-name="P5"><text:span text:style-name="T22"><text:s text:c="5"/></text:span><text:span text:style-name="T22">author_envelope = HPKE_wrap(note_key, volunteer_pubkey, "llamenos:note-key")</text:span></text:p>
          <text:p text:style-name="P5"><text:span text:style-name="T4"/></text:p>
          <text:p text:style-name="P5"><text:span text:style-name="T22"><text:s text:c="2"/></text:span><text:span text:style-name="T22">4. Wrap note_key for each admin</text:span></text:p>
          <text:p text:style-name="P5"><text:span text:style-name="T22"><text:s text:c="5"/></text:span><text:span text:style-name="T22">admin_envelopes = admins.map(admin =&gt;</text:span></text:p>
          <text:p text:style-name="P5"><text:span text:style-name="T22"><text:s text:c="7"/></text:span><text:span text:style-name="T22">HPKE_wrap(note_key, admin.pubkey, "llamenos:note-key")</text:span></text:p>
          <text:p text:style-name="P5"><text:span text:style-name="T22"><text:s text:c="5"/></text:span><text:span text:style-name="T22">)</text:span></text:p>
          <text:p text:style-name="P5"><text:span text:style-name="T4"/></text:p>
          <text:p text:style-name="P5"><text:span text:style-name="T22"><text:s text:c="2"/></text:span><text:span text:style-name="T22">5. Store: { ciphertext, author_envelope, admin_envelopes[] }</text:span></text:p>
          <text:p text:style-name="P5"><text:span text:style-name="T22"><text:s text:c="2"/></text:span><text:span text:style-name="T22">6. Discard note_key from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Forward secrecy" means: if someone gets a volunteer's identity key tomorrow, it doesn't let them decrypt yesterday's notes. Each note has its own random 256-bit key. The identity key is only used to WRAP the per-note key — not to encrypt content directly. So even if the identity key is compromised, the attacker has to also get the wrapped note key for each individual note. It's envelopes inside envelopes. A whole detective novel's worth of extra homework.</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1" draw:style-name="dp1" draw:master-page-name="Blank">
        <draw:custom-shape draw:name="TextBox 1" draw:style-name="gr52" draw:text-style-name="P7" draw:layer="layout" svg:width="30.817cm" svg:height="1.265cm" svg:x="1.524cm" svg:y="0.635cm">
          <text:p text:style-name="P5"><text:span text:style-name="T26">Client-Side Transcription — Audio Never Leaves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3" draw:text-style-name="P7" draw:layer="layout" svg:width="30.817cm" svg:height="12.655cm" svg:x="1.524cm" svg:y="2.794cm">
          <text:p text:style-name="P5"><text:span text:style-name="T12">This one is a big deal.</text:span></text:p>
          <text:p text:style-name="P23"><text:span text:style-name="T21">How most transcription works</text:span></text:p>
          <text:p text:style-name="P12"><text:span text:style-name="T12"><text:s text:c="2"/>• <text:s/></text:span><text:span text:style-name="T12">Call audio → sent to API (Google, OpenAI, AWS)</text:span></text:p>
          <text:p text:style-name="P12"><text:span text:style-name="T12"><text:s text:c="2"/>• <text:s/></text:span><text:span text:style-name="T12">Transcription service processes your call content</text:span></text:p>
          <text:p text:style-name="P12"><text:span text:style-name="T12"><text:s text:c="2"/>• <text:s/></text:span><text:span text:style-name="T12">You get text back</text:span></text:p>
          <text:p text:style-name="P12"><text:span text:style-name="T11"><text:s text:c="2"/>• <text:s/></text:span><text:span text:style-name="T11">The transcription provider heard everything</text:span></text:p>
          <text:p text:style-name="P12"><text:span text:style-name="T12"><text:s text:c="2"/>• <text:s/></text:span><text:span text:style-name="T12">Subpoena the transcription provider</text:span></text:p>
          <text:p text:style-name="P23"><text:span text:style-name="T21">How Llámenos does it</text:span></text:p>
          <text:p text:style-name="P12"><text:span text:style-name="T12"><text:s text:c="2"/>• <text:s/></text:span><text:span text:style-name="T12">WASM Whisper model — runs in the volunteer's browser</text:span></text:p>
          <text:p text:style-name="P12"><text:span text:style-name="T12"><text:s text:c="2"/>• <text:s/></text:span><text:span text:style-name="T12">AudioWorklet ring buffer → Web Worker isolation</text:span></text:p>
          <text:p text:style-name="P12"><text:span text:style-name="T12"><text:s text:c="2"/>• <text:s/></text:span><text:span text:style-name="T12">Transcript generated locally</text:span></text:p>
          <text:p text:style-name="P12"><text:span text:style-name="T11"><text:s text:c="2"/>• <text:s/></text:span><text:span text:style-name="T11">Audio never leaves the device. At all.</text:span></text:p>
          <text:p text:style-name="P12"><text:span text:style-name="T12"><text:s text:c="2"/>• <text:s/></text:span><text:span text:style-name="T12">Works offline after first model download</text:span></text:p>
          <text:p text:style-name="P2"><text:span text:style-name="T10">The transcription provider can't be subpoenaed for audio that never reached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one of the things I'm most proud of. We moved transcription from a cloud API to in-browser WASM — Whisper via Hugging Face's ONNX runtime. The audio is captured by MediaRecorder, processed in a Web Worker, and the resulting transcript text is encrypted immediately with the note's E2EE key. No network request. No API key. No transcript provider. The call audio exists only in browser memory for the duration of the processing. For this audience: that's huge. That's the audio equivalent of zero-knowledg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2" draw:style-name="dp1" draw:master-page-name="Blank">
        <draw:custom-shape draw:name="TextBox 1" draw:style-name="gr54" draw:text-style-name="P7" draw:layer="layout" svg:width="30.817cm" svg:height="1.435cm" svg:x="1.524cm" svg:y="0.635cm">
          <text:p text:style-name="P5"><text:span text:style-name="T8">HPKE — Why We Moved From E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5" draw:text-style-name="P7" draw:layer="layout" svg:width="30.817cm" svg:height="11.449cm" svg:x="1.524cm" svg:y="2.794cm">
          <text:p text:style-name="P5"><text:span text:style-name="T21">v1: secp256k1 ECIES</text:span></text:p>
          <text:p text:style-name="P12"><text:span text:style-name="T12"><text:s text:c="2"/>• <text:s/></text:span><text:span text:style-name="T12">Non-standard curve for key agreement (Nostr-specific)</text:span></text:p>
          <text:p text:style-name="P12"><text:span text:style-name="T12"><text:s text:c="2"/>• <text:s/></text:span><text:span text:style-name="T12">Custom construction — no formal proof for this exact combination</text:span></text:p>
          <text:p text:style-name="P12"><text:span text:style-name="T12"><text:s text:c="2"/>• <text:s/></text:span><text:span text:style-name="T12">Single secret key per user = single point of compromise</text:span></text:p>
          <text:p text:style-name="P12"><text:span text:style-name="T12"><text:s text:c="2"/>• <text:s/></text:span><text:span text:style-name="T12">No domain separation = cross-protocol attack surface</text:span></text:p>
          <text:p text:style-name="P12"><text:span text:style-name="T11"><text:s text:c="2"/>• <text:s/></text:span><text:span text:style-name="T11">Identified in review:</text:span><text:span text:style-name="T12"> non-standard, not formally verified</text:span></text:p>
          <text:p text:style-name="P23"><text:span text:style-name="T21">v2: HPKE (RFC 9180)</text:span></text:p>
          <text:p text:style-name="P12"><text:span text:style-name="T12"><text:s text:c="2"/>• <text:s/></text:span><text:span text:style-name="T12">X25519 key agreement (standard, constant-time)</text:span></text:p>
          <text:p text:style-name="P12"><text:span text:style-name="T12"><text:s text:c="2"/>• <text:s/></text:span><text:span text:style-name="T12">HKDF-SHA256 for KDF (standard)</text:span></text:p>
          <text:p text:style-name="P12"><text:span text:style-name="T12"><text:s text:c="2"/>• <text:s/></text:span><text:span text:style-name="T12">AES-256-GCM for AEAD (standard)</text:span></text:p>
          <text:p text:style-name="P12"><text:span text:style-name="T12"><text:s text:c="2"/>• <text:s/></text:span><text:span text:style-name="T12">Formally specified, IETF-maintained, actively audited</text:span></text:p>
          <text:p text:style-name="P12"><text:span text:style-name="T12"><text:s text:c="2"/>• <text:s/></text:span><text:span text:style-name="T12">Per-device keys + sigchain authorization</text:span></text:p>
          <text:p text:style-name="P12"><text:span text:style-name="T11"><text:s text:c="2"/>• <text:s/></text:span><text:span text:style-name="T11">57 domain separation labels</text:span><text:span text:style-name="T12"> (Albrecht def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v1 → v2 migration came out of a review by a cryptographer who has worked on Signal's protocol. The core problem with v1 was: it worked, but "it worked" is not the same as "it's formally verified." A custom ECIES scheme using Nostr's secp256k1 curve — you can't point a peer at an RFC and say "that's what we do." HPKE is an IETF RFC. It's the same key agreement used in TLS 1.3's 0-RTT mode. The formal security analysis exists. That matters when you're trying to explain your security model to a lawyer, a journalist, or another cryptograph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3" draw:style-name="dp1" draw:master-page-name="Blank">
        <draw:custom-shape draw:name="TextBox 1" draw:style-name="gr56" draw:text-style-name="P7" draw:layer="layout" svg:width="30.817cm" svg:height="1.435cm" svg:x="1.524cm" svg:y="0.635cm">
          <text:p text:style-name="P5"><text:span text:style-name="T8">57 Domain Separation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7" draw:text-style-name="P7" draw:layer="layout" svg:width="30.817cm" svg:height="0.926cm" svg:x="1.524cm" svg:y="2.794cm">
          <text:p text:style-name="P5"><text:span text:style-name="T12">Every cryptographic operation has a unique context 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58" draw:text-style-name="P24" draw:layer="layout" svg:width="30.817cm" svg:height="6.09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59" draw:text-style-name="P7" draw:layer="layout" svg:width="30.055cm" svg:height="5.583cm" svg:x="1.905cm" svg:y="3.048cm">
          <text:p text:style-name="P5"><text:span text:style-name="T22">// From packages/protocol/crypto-labels.json — source of truth for all platforms</text:span></text:p>
          <text:p text:style-name="P5"><text:span text:style-name="T4"/></text:p>
          <text:p text:style-name="P5"><text:span text:style-name="T22">"llamenos:note-key" <text:s text:c="9"/>// Per-note key wrapping</text:span></text:p>
          <text:p text:style-name="P5"><text:span text:style-name="T22">"llamenos:message" <text:s text:c="10"/>// Per-message envelope encryption <text:s/></text:span></text:p>
          <text:p text:style-name="P5"><text:span text:style-name="T22">"llamenos:hub-key-wrap" <text:s text:c="5"/>// Hub key distribution</text:span></text:p>
          <text:p text:style-name="P5"><text:span text:style-name="T22">"llamenos:file-key" <text:s text:c="9"/>// Per-file symmetric key</text:span></text:p>
          <text:p text:style-name="P5"><text:span text:style-name="T22">"llamenos:device-provision" <text:s/>// Device linking ECDH</text:span></text:p>
          <text:p text:style-name="P5"><text:span text:style-name="T22">"llamenos:push-wake" <text:s text:c="8"/>// Push notification wake key</text:span></text:p>
          <text:p text:style-name="P5"><text:span text:style-name="T22">"llamenos:sas" <text:s text:c="14"/>// Short authentication string (SAS) HKDF salt</text:span></text:p>
          <text:p text:style-name="P5"><text:span text:style-name="T22">// ... 50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0" draw:text-style-name="P3" draw:layer="layout" svg:width="30.817cm" svg:height="2.28cm" svg:x="1.524cm" svg:y="10.42cm">
          <text:p text:style-name="P1"><text:span text:style-name="T10">Without domain separation: an attacker could craft an input valid as both a message key and a note key, achieving a cross-protocol attack. With 57 distinct labels: each operation is cryptographically iso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Albrecht defense" — named after Martin Albrecht's work on cross-protocol attacks in real-world deployments. If you use the same KDF with the same inputs across two different operations, an attacker who can interact with one context might be able to influence the other. Domain separation labels prevent this by binding every HKDF/ECDH/HPKE output to its specific purpose. We generate these constants from a single JSON file and compile them to TypeScript, Swift, and Kotlin via codegen. No raw string literals anywhere in the codebas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4" draw:style-name="dp1" draw:master-page-name="Blank">
        <draw:custom-shape draw:name="TextBox 1" draw:style-name="gr61" draw:text-style-name="P7" draw:layer="layout" svg:width="30.817cm" svg:height="1.435cm" svg:x="1.524cm" svg:y="0.635cm">
          <text:p text:style-name="P5"><text:span text:style-name="T8">Per-Device Keys + User Sig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62" draw:text-style-name="P24" draw:layer="layout" svg:width="30.817cm" svg:height="8.63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3" draw:text-style-name="P7" draw:layer="layout" svg:width="30.055cm" svg:height="7.869cm" svg:x="1.905cm" svg:y="3.048cm">
          <text:p text:style-name="P5"><text:span text:style-name="T22">Old model (v1):</text:span></text:p>
          <text:p text:style-name="P5"><text:span text:style-name="T22"><text:s text:c="2"/></text:span><text:span text:style-name="T22">User has ONE secret key</text:span></text:p>
          <text:p text:style-name="P5"><text:span text:style-name="T22"><text:s text:c="2"/></text:span><text:span text:style-name="T22">Same key on every device</text:span></text:p>
          <text:p text:style-name="P5"><text:span text:style-name="T22"><text:s text:c="2"/></text:span><text:span text:style-name="T22">Device compromise = full account compromise</text:span></text:p>
          <text:p text:style-name="P5"><text:span text:style-name="T4"/></text:p>
          <text:p text:style-name="P5"><text:span text:style-name="T22">New model (v2):</text:span></text:p>
          <text:p text:style-name="P5"><text:span text:style-name="T22"><text:s text:c="2"/></text:span><text:span text:style-name="T22">User has a sigchain (append-only, hash-chained)</text:span></text:p>
          <text:p text:style-name="P5"><text:span text:style-name="T22"><text:s text:c="2"/></text:span><text:span text:style-name="T22">Each device has its own Ed25519/X25519 keypair</text:span></text:p>
          <text:p text:style-name="P5"><text:span text:style-name="T22"><text:s text:c="2"/></text:span><text:span text:style-name="T22">New device linked via ephemeral ECDH provisioning room</text:span></text:p>
          <text:p text:style-name="P5"><text:span text:style-name="T22"><text:s text:c="2"/></text:span><text:span text:style-name="T22">SAS verification prevents MITM on device link</text:span></text:p>
          <text:p text:style-name="P5"><text:span text:style-name="T4"/></text:p>
          <text:p text:style-name="P5"><text:span text:style-name="T22"><text:s text:c="2"/></text:span><text:span text:style-name="T22">Sigchain entry:</text:span></text:p>
          <text:p text:style-name="P5"><text:span text:style-name="T22"><text:s text:c="4"/></text:span><text:span text:style-name="T22">{ devicePubkey, authorizedBy, timestamp, previousHash, sig }</text:span></text:p>
          <text:p text:style-name="P5"><text:span text:style-name="T22"><text:s text:c="4"/></text:span><text:span text:style-name="T22">Signed by existing authorize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gchain is conceptually borrowed from Signal's sealed sender. Each device authorization is a signed statement from an already-authorized device. You verify a new device by comparing a Short Authentication String — four emoji, six words, whatever — between the two devices. This prevents a MITM from injecting a rogue device into your account. And importantly: if one device is seized, the other devices aren't automatically compromised. Device compromise is loca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5" draw:style-name="dp1" draw:master-page-name="Blank">
        <draw:custom-shape draw:name="TextBox 1" draw:style-name="gr64" draw:text-style-name="P7" draw:layer="layout" svg:width="30.817cm" svg:height="1.435cm" svg:x="1.524cm" svg:y="0.635cm">
          <text:p text:style-name="P5"><text:span text:style-name="T8">Per-Message Envelope Encry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5" draw:text-style-name="P7" draw:layer="layout" svg:width="30.817cm" svg:height="0.926cm" svg:x="1.524cm" svg:y="2.794cm">
          <text:p text:style-name="P5"><text:span text:style-name="T12">Same zero-knowledge pattern as notes — for inbound Signal, SMS, WhatsApp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66" draw:text-style-name="P7" draw:layer="layout" svg:width="30.055cm" svg:height="6.853cm" svg:x="1.905cm" svg:y="3.048cm">
          <text:p text:style-name="P5"><text:span text:style-name="T22">Inbound message arrives (Signal/SMS/WhatsApp)</text:span></text:p>
          <text:p text:style-name="P5"><text:span text:style-name="T22"><text:s text:c="7"/></text:span><text:span text:style-name="T22">|</text:span></text:p>
          <text:p text:style-name="P5"><text:span text:style-name="T22"><text:s text:c="7"/></text:span><text:span text:style-name="T22">v</text:span></text:p>
          <text:p text:style-name="P5"><text:span text:style-name="T22">Server generates random symmetric key</text:span></text:p>
          <text:p text:style-name="P5"><text:span text:style-name="T22"><text:s text:c="7"/></text:span><text:span text:style-name="T22">|</text:span></text:p>
          <text:p text:style-name="P5"><text:span text:style-name="T22"><text:s text:c="7"/></text:span><text:span text:style-name="T22">v</text:span></text:p>
          <text:p text:style-name="P5"><text:span text:style-name="T22">Encrypt message with symmetric key <text:s/>--&gt; <text:s/>ciphertext</text:span></text:p>
          <text:p text:style-name="P5"><text:span text:style-name="T22"><text:s text:c="7"/></text:span><text:span text:style-name="T22">|</text:span></text:p>
          <text:p text:style-name="P5"><text:span text:style-name="T22"><text:s text:c="7"/></text:span><text:span text:style-name="T22">v</text:span></text:p>
          <text:p text:style-name="P5"><text:span text:style-name="T22">HPKE-wrap key for volunteer + each admin <text:s/>--&gt; <text:s/>envelopes</text:span></text:p>
          <text:p text:style-name="P5"><text:span text:style-name="T22"><text:s text:c="7"/></text:span><text:span text:style-name="T22">|</text:span></text:p>
          <text:p text:style-name="P5"><text:span text:style-name="T22"><text:s text:c="7"/></text:span><text:span text:style-name="T22">v</text:span></text:p>
          <text:p text:style-name="P5"><text:span text:style-name="T22">Discard plaintext immediately. Store only ciphertext + envelo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important for Signal integration especially. When someone sends a Signal message to your org's Signal number, the server receives it, encrypts it immediately, and throws away the plaintext. Even if the server is compromised moments after the message arrives, the plaintext is gone. The attacker gets ciphertext. This is different from how most messaging integrations work — most store the plaintext forever. We discard it immediate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6" draw:style-name="dp4" draw:master-page-name="Blank">
        <draw:custom-shape draw:name="TextBox 1" draw:style-name="gr67" draw:text-style-name="P3" draw:layer="layout" svg:width="30.817cm" svg:height="0.926cm" svg:x="1.524cm" svg:y="5.588cm">
          <text:p text:style-name="P1"><text:span text:style-name="T18">PAR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8" draw:text-style-name="P3" draw:layer="layout" svg:width="30.817cm" svg:height="1.942cm" svg:x="1.524cm" svg:y="7.112cm">
          <text:p text:style-name="P1"><text:span text:style-name="T20">What Does a Subpoena Actually 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slide I really want this audience to internalize. Let me walk through each subpoena scenario concretely. What does each adversary actually get, and what can't they g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7" draw:style-name="dp1" draw:master-page-name="Blank">
        <draw:custom-shape draw:name="TextBox 1" draw:style-name="gr69" draw:text-style-name="P7" draw:layer="layout" svg:width="30.817cm" svg:height="1.349cm" svg:x="1.524cm" svg:y="0.635cm">
          <text:p text:style-name="P5"><text:span text:style-name="T25">Hosting Provider Subpoena (1984 Hosting, V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0" draw:text-style-name="P7" draw:layer="layout" svg:width="30.817cm" svg:height="0.926cm" svg:x="1.524cm" svg:y="2.794cm">
          <text:p text:style-name="P5"><text:span text:style-name="T23">What they CAN hand 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71" draw:layer="layout" svg:width="30.815cm" svg:height="4.911cm" svg:x="1.605cm" svg:y="4.301cm">
          <table:table>
            <table:table-column table:style-name="co1"/>
            <table:table-column table:style-name="co1"/>
            <table:table-row table:style-name="ro1" table:default-cell-style-name="ce1">
              <table:table-cell>
                <text:p text:style-name="P5"><text:span text:style-name="T27">Data</text:span></text:p>
              </table:table-cell>
              <table:table-cell>
                <text:p text:style-name="P5"><text:span text:style-name="T27">What it reveals</text:span></text:p>
              </table:table-cell>
            </table:table-row>
            <table:table-row table:style-name="ro1" table:default-cell-style-name="ce2">
              <table:table-cell>
                <text:p text:style-name="P5"><text:span text:style-name="T28">Call metadata</text:span></text:p>
              </table:table-cell>
              <table:table-cell>
                <text:p text:style-name="P5"><text:span text:style-name="T28">Timestamps, durations, volunteer assignment (pubkey only)</text:span></text:p>
              </table:table-cell>
            </table:table-row>
            <table:table-row table:style-name="ro1" table:default-cell-style-name="ce3">
              <table:table-cell>
                <text:p text:style-name="P5"><text:span text:style-name="T28">Encrypted database blobs</text:span></text:p>
              </table:table-cell>
              <table:table-cell>
                <text:p text:style-name="P5"><text:span text:style-name="T28">Ciphertext — useless without volunteer/admin private keys</text:span></text:p>
              </table:table-cell>
            </table:table-row>
            <table:table-row table:style-name="ro1" table:default-cell-style-name="ce2">
              <table:table-cell>
                <text:p text:style-name="P5"><text:span text:style-name="T28">Caller phone hashes</text:span></text:p>
              </table:table-cell>
              <table:table-cell>
                <text:p text:style-name="P5"><text:span text:style-name="T28">HMAC hashes — irreversible without your HMAC secret</text:span></text:p>
              </table:table-cell>
            </table:table-row>
            <table:table-row table:style-name="ro1" table:default-cell-style-name="ce3">
              <table:table-cell>
                <text:p text:style-name="P5"><text:span text:style-name="T28">Audit logs</text:span></text:p>
              </table:table-cell>
              <table:table-cell>
                <text:p text:style-name="P5"><text:span text:style-name="T28">Event types + truncated IP hashes, no content</text:span></text:p>
              </table:table-cell>
            </table:table-row>
            <table:table-row table:style-name="ro1" table:default-cell-style-name="ce2">
              <table:table-cell>
                <text:p text:style-name="P5"><text:span text:style-name="T28">Traffic metadata</text:span></text:p>
              </table:table-cell>
              <table:table-cell>
                <text:p text:style-name="P5"><text:span text:style-name="T28">Request times, sizes, IP addresses</text:span></text:p>
              </table:table-cell>
            </table:table-row>
          </table:table>
          <draw:image xlink:href="Pictures/TablePreview1.svm" xlink:type="simple" xlink:show="embed" xlink:actuate="onLoad"/>
        </draw:frame>
        <draw:custom-shape draw:name="TextBox 5" draw:style-name="gr72" draw:text-style-name="P7" draw:layer="layout" svg:width="30.817cm" svg:height="2.386cm" svg:x="1.568cm" svg:y="9.525cm">
          <text:p text:style-name="P5"><text:span text:style-name="T23">What they CANNOT hand over:</text:span></text:p>
          <text:p text:style-name="P12"><text:span text:style-name="T12">Note content, message content, transcription text, per-note encryption keys (ephemeral, never stored), volunteer private keys (device-side only), your HMAC secr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key scenario. Law enforcement goes to your hosting provider. With 1984 Hosting in Iceland, they're outside US CLOUD Act jurisdiction — a US subpoena doesn't work, they'd need an MLAT request through Icelandic courts, which takes months and has a higher bar. Even if they succeed, what does the provider hand over? Encrypted blobs, timestamps, and hashed phone numbers. The disk is FDE with your custom ISO — 1984 can't read it at rest. They can prove a call happened. They cannot read what was said in the notes. They cannot identify the caller. Metadata: yes. Content: no. That's a meaningful 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8" draw:style-name="dp1" draw:master-page-name="Blank">
        <draw:custom-shape draw:name="TextBox 1" draw:style-name="gr73" draw:text-style-name="P7" draw:layer="layout" svg:width="30.817cm" svg:height="1.349cm" svg:x="1.524cm" svg:y="0.635cm">
          <text:p text:style-name="P5"><text:span text:style-name="T25">Telephony Provider Subpoena (Twilio, Telnyx,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4" draw:text-style-name="P7" draw:layer="layout" svg:width="30.817cm" svg:height="0.926cm" svg:x="1.524cm" svg:y="2.794cm">
          <text:p text:style-name="P5"><text:span text:style-name="T23">What they CAN hand 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71" draw:layer="layout" svg:width="30.815cm" svg:height="4.652cm" svg:x="1.753cm" svg:y="4.291cm">
          <table:table>
            <table:table-column table:style-name="co1"/>
            <table:table-column table:style-name="co1"/>
            <table:table-row table:style-name="ro1" table:default-cell-style-name="ce1">
              <table:table-cell>
                <text:p text:style-name="P5"><text:span text:style-name="T27">Data</text:span></text:p>
              </table:table-cell>
              <table:table-cell>
                <text:p text:style-name="P5"><text:span text:style-name="T27">If you use...</text:span></text:p>
              </table:table-cell>
            </table:table-row>
            <table:table-row table:style-name="ro1" table:default-cell-style-name="ce2">
              <table:table-cell>
                <text:p text:style-name="P5"><text:span text:style-name="T28">Call detail records (caller ID, times, duration)</text:span></text:p>
              </table:table-cell>
              <table:table-cell>
                <text:p text:style-name="P5"><text:span text:style-name="T28">All providers</text:span></text:p>
              </table:table-cell>
            </table:table-row>
            <table:table-row table:style-name="ro1" table:default-cell-style-name="ce3">
              <table:table-cell>
                <text:p text:style-name="P5"><text:span text:style-name="T28">Call recordings</text:span></text:p>
              </table:table-cell>
              <table:table-cell>
                <text:p text:style-name="P5"><text:span text:style-name="T28">Only if recording is enabled — **Llámenos does NOT enable recording by default**</text:span></text:p>
              </table:table-cell>
            </table:table-row>
            <table:table-row table:style-name="ro1" table:default-cell-style-name="ce2">
              <table:table-cell>
                <text:p text:style-name="P5"><text:span text:style-name="T28">SMS message content</text:span></text:p>
              </table:table-cell>
              <table:table-cell>
                <text:p text:style-name="P5"><text:span text:style-name="T28">Twilio, SignalWire SMS (passes through in plaintext)</text:span></text:p>
              </table:table-cell>
            </table:table-row>
            <table:table-row table:style-name="ro1" table:default-cell-style-name="ce3">
              <table:table-cell>
                <text:p text:style-name="P5"><text:span text:style-name="T28">WhatsApp content</text:span></text:p>
              </table:table-cell>
              <table:table-cell>
                <text:p text:style-name="P5"><text:span text:style-name="T28">Via Meta Business API</text:span></text:p>
              </table:table-cell>
            </table:table-row>
          </table:table>
          <draw:image xlink:href="Pictures/TablePreview2.svm" xlink:type="simple" xlink:show="embed" xlink:actuate="onLoad"/>
        </draw:frame>
        <draw:custom-shape draw:name="TextBox 5" draw:style-name="gr75" draw:text-style-name="P7" draw:layer="layout" svg:width="30.817cm" svg:height="4.093cm" svg:x="1.524cm" svg:y="10.16cm">
          <text:p text:style-name="P5"><text:span text:style-name="T23">What they CANNOT hand over:</text:span></text:p>
          <text:p text:style-name="P12"><text:span text:style-name="T12">Call notes (never sent to telephony provider), volunteer identities beyond routing phone numbers (with CDR-free trunk), any E2EE content.</text:span></text:p>
          <text:p text:style-name="P2"><text:span text:style-name="T10">With CDR-free SIP trunking: the telephony provider has routing records only — no call content, no volunteer phone numbers in their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why the SIP trunk choice matters. With Twilio Programmable Voice: they have everything. With Telnyx CDR-free SIP trunk: they have much less — just the DID termination record. With self-hosted Asterisk pointing at a SIP DID: the provider sees only that a call terminated at your server, and your server is what you just talked about — encrypted blobs and metadata.</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9" draw:style-name="dp1" draw:master-page-name="Blank">
        <draw:custom-shape draw:name="TextBox 1" draw:style-name="gr76" draw:text-style-name="P7" draw:layer="layout" svg:width="30.817cm" svg:height="1.435cm" svg:x="1.524cm" svg:y="0.635cm">
          <text:p text:style-name="P5"><text:span text:style-name="T8">Device Sei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7" draw:text-style-name="P7" draw:layer="layout" svg:width="30.817cm" svg:height="11.293cm" svg:x="1.524cm" svg:y="2.794cm">
          <text:p text:style-name="P5"><text:span text:style-name="T23">Without volunteer's PIN:</text:span></text:p>
          <text:p text:style-name="P12"><text:span text:style-name="T12"><text:s text:c="2"/>• <text:s/></text:span><text:span text:style-name="T12">Encrypted key blob in localStorage (requires PIN brute-force)</text:span></text:p>
          <text:p text:style-name="P12"><text:span text:style-name="T12"><text:s text:c="2"/>• <text:s/></text:span><text:span text:style-name="T12">600,000 PBKDF2 iterations + 6-8 digit PIN = estimated hours to days on GPU hardware</text:span></text:p>
          <text:p text:style-name="P12"><text:span text:style-name="T12"><text:s text:c="2"/>• <text:s/></text:span><text:span text:style-name="T12">Session tokens may still be valid if device was recently used (8-hour TTL — admin can revoke)</text:span></text:p>
          <text:p text:style-name="P25"><text:span text:style-name="T24">With PIN (or successful brute-force):</text:span></text:p>
          <text:p text:style-name="P12"><text:span text:style-name="T12"><text:s text:c="2"/>• <text:s/></text:span><text:span text:style-name="T12">Access to that volunteer's notes only — not other volunteers' notes</text:span></text:p>
          <text:p text:style-name="P12"><text:span text:style-name="T12"><text:s text:c="2"/>• <text:s/></text:span><text:span text:style-name="T12">Per-note forward secrecy: compromising identity key doesn't reveal notes without also getting per-note envelopes</text:span></text:p>
          <text:p text:style-name="P25"><text:span text:style-name="T24">Admin device seized:</text:span></text:p>
          <text:p text:style-name="P12"><text:span text:style-name="T12"><text:s text:c="2"/>• <text:s/></text:span><text:span text:style-name="T12">If admin device key obtained: attacker can decrypt ALL notes (admin envelope on every note)</text:span></text:p>
          <text:p text:style-name="P12"><text:span text:style-name="T12"><text:s text:c="2"/>• <text:s/></text:span><text:span text:style-name="T12">Admin key separation: identity key vs. decryption key are separate keypairs — compromising auth doesn't auto-expose 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device seizure scenario is worth walking through carefully. If a volunteer's phone is seized unlocked — bad day. Admin can revoke the session. The volunteer's notes are accessible but only their notes. If the phone is locked, the attacker needs to brute-force a 6-8 digit PIN against 600k PBKDF2 iterations. That's not impossible but it's not fast either. The admin device is the most sensitive — store it somewhere that isn't your pocket at a protes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0" draw:style-name="dp1" draw:master-page-name="Blank">
        <draw:custom-shape draw:name="TextBox 1" draw:style-name="gr78" draw:text-style-name="P7" draw:layer="layout" svg:width="30.817cm" svg:height="1.349cm" svg:x="1.524cm" svg:y="0.635cm">
          <text:p text:style-name="P5"><text:span text:style-name="T25">The Honest Limitations: What We Do NOT Cla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9" draw:text-style-name="P7" draw:layer="layout" svg:width="30.817cm" svg:height="9.363cm" svg:x="1.524cm" svg:y="2.794cm">
          <text:p text:style-name="P5"><text:span text:style-name="T11"><text:s text:c="2"/>• <text:s/></text:span><text:span text:style-name="T11">Traffic analysis resistance</text:span><text:span text:style-name="T12">: No padding, no dummy traffic. A watcher can see call timing patterns.</text:span></text:p>
          <text:p text:style-name="P12"><text:span text:style-name="T11"><text:s text:c="2"/>• <text:s/></text:span><text:span text:style-name="T11">SMS/WhatsApp transport E2EE</text:span><text:span text:style-name="T12">: These channels require provider-side plaintext in transit. We E2EE at rest; the provider sees it in transit.</text:span></text:p>
          <text:p text:style-name="P12"><text:span text:style-name="T11"><text:s text:c="2"/>• <text:s/></text:span><text:span text:style-name="T11">PIN brute-force resistance (offline)</text:span><text:span text:style-name="T12">: 6-8 digits is ~27 bits of entropy. A seized encrypted blob + a GPU = brute-forceable in days to weeks.</text:span></text:p>
          <text:p text:style-name="P12"><text:span text:style-name="T11"><text:s text:c="2"/>• <text:s/></text:span><text:span text:style-name="T11">Metadata confidentiality</text:span><text:span text:style-name="T12">: The server needs timestamps and routing data to function.</text:span></text:p>
          <text:p text:style-name="P12"><text:span text:style-name="T11"><text:s text:c="2"/>• <text:s/></text:span><text:span text:style-name="T11">Hosting provider coercion</text:span><text:span text:style-name="T12">: If your hosting provider is physically compelled to image your disk — Debian FDE with dropbear remote unlock means they get ciphertext. 1984 Hosting (Iceland) is outside CLOUD Act jurisdiction.</text:span></text:p>
          <text:p text:style-name="P2"><text:span text:style-name="T10">We're solving for the full adversary spectrum: from administrative subpoenas to nation-states with NSLs and physical access to 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say this clearly: we built this for the full threat spectrum. A county sheriff with a form and 48 hours is the easy case — we handle that trivially. But we also handle the hard case: an FBI agent with a national security letter, a fusion center correlating metadata across providers, a nation-state actor with physical access to your hosting infrastructure. FDE with a custom ISO on 1984 Hosting means even physical seizure of the disk doesn't help. CLOUD Act non-applicability means US legal process doesn't reach your provider. E2EE with per-device keys means server compromise reveals nothing. This is the full stack — not one layer, but defense in depth from the hosting jurisdiction to the key material on each devi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1" draw:style-name="dp4" draw:master-page-name="Blank">
        <draw:custom-shape draw:name="TextBox 1" draw:style-name="gr80" draw:text-style-name="P3" draw:layer="layout" svg:width="30.817cm" svg:height="0.926cm" svg:x="1.524cm" svg:y="5.588cm">
          <text:p text:style-name="P1"><text:span text:style-name="T18">PART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1" draw:text-style-name="P3" draw:layer="layout" svg:width="30.817cm" svg:height="1.942cm" svg:x="1.524cm" svg:y="7.112cm">
          <text:p text:style-name="P1"><text:span text:style-name="T20">Signal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A lot of orgs already use Signal for internal coordination. We built a way to route Signal messages into the same zero-knowledge system. Let me explain what we actually built and what the field use cases look lik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2" draw:style-name="dp1" draw:master-page-name="Blank">
        <draw:custom-shape draw:name="TextBox 1" draw:style-name="gr82" draw:text-style-name="P7" draw:layer="layout" svg:width="30.817cm" svg:height="1.435cm" svg:x="1.524cm" svg:y="0.635cm">
          <text:p text:style-name="P5"><text:span text:style-name="T8">Why We Added Signal as a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3" draw:text-style-name="P7" draw:layer="layout" svg:width="30.817cm" svg:height="8.686cm" svg:x="1.524cm" svg:y="2.794cm">
          <text:p text:style-name="P5"><text:span text:style-name="T12">Signal is already where your people are:</text:span></text:p>
          <text:p text:style-name="P12"><text:span text:style-name="T11"><text:s text:c="2"/>• <text:s/></text:span><text:span text:style-name="T11">Legal observers in the field</text:span><text:span text:style-name="T12"> can't install a custom app mid-protest. They have Signal.</text:span></text:p>
          <text:p text:style-name="P12"><text:span text:style-name="T11"><text:s text:c="2"/>• <text:s/></text:span><text:span text:style-name="T11">Jail support families</text:span><text:span text:style-name="T12"> sending updates about arraignment times use what's on their phone.</text:span></text:p>
          <text:p text:style-name="P12"><text:span text:style-name="T11"><text:s text:c="2"/>• <text:s/></text:span><text:span text:style-name="T11">Rapid responders</text:span><text:span text:style-name="T12"> on the ground need to file reports fast — Signal is the fastest secure channel.</text:span></text:p>
          <text:p text:style-name="P12"><text:span text:style-name="T11"><text:s text:c="2"/>• <text:s/></text:span><text:span text:style-name="T11">Callers who can't use the hotline number</text:span><text:span text:style-name="T12"> can reach you via Signal with better privacy.</text:span></text:p>
          <text:p text:style-name="P2"><text:span text:style-name="T10">The goal: one secure inbox. Voice calls, Signal, SMS, WhatsApp — all end up encrypted in the same place, behind the same zero-knowledg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impetus for Signal integration was feedback from legal observer networks. Their observers in the field have Signal, not a custom app, and they're not going to install one while they're watching police arrest people. They need to send: "12 people arrested, here are the names, badge number 4471 made the call." That message needs to be encrypted at rest, not sitting in a Signal group that includes 40 people with varying device securit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3" draw:style-name="dp1" draw:master-page-name="Blank">
        <draw:custom-shape draw:name="TextBox 1" draw:style-name="gr84" draw:text-style-name="P7" draw:layer="layout" svg:width="30.817cm" svg:height="1.435cm" svg:x="1.524cm" svg:y="0.635cm">
          <text:p text:style-name="P5"><text:span text:style-name="T8">Field Use Cases for 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gr71" draw:layer="layout" svg:width="30.815cm" svg:height="7.376cm" svg:x="1.524cm" svg:y="2.794cm">
          <table:table>
            <table:table-column table:style-name="co1"/>
            <table:table-column table:style-name="co1"/>
            <table:table-row table:style-name="ro2" table:default-cell-style-name="ce1">
              <table:table-cell>
                <text:p text:style-name="P5"><text:span text:style-name="T27">Scenario</text:span></text:p>
              </table:table-cell>
              <table:table-cell>
                <text:p text:style-name="P5"><text:span text:style-name="T27">Signal channel enables</text:span></text:p>
              </table:table-cell>
            </table:table-row>
            <table:table-row table:style-name="ro3" table:default-cell-style-name="ce2">
              <table:table-cell>
                <text:p text:style-name="P5"><text:span text:style-name="T28">Observer at protest</text:span></text:p>
              </table:table-cell>
              <table:table-cell>
                <text:p text:style-name="P5"><text:span text:style-name="T28">Files rapid arrest report via Signal → encrypts in case management</text:span></text:p>
              </table:table-cell>
            </table:table-row>
            <table:table-row table:style-name="ro4" table:default-cell-style-name="ce3">
              <table:table-cell>
                <text:p text:style-name="P5"><text:span text:style-name="T28">Jail support coordinator</text:span></text:p>
              </table:table-cell>
              <table:table-cell>
                <text:p text:style-name="P5"><text:span text:style-name="T28">Sends arraignment update blast to all registered contacts</text:span></text:p>
              </table:table-cell>
            </table:table-row>
            <table:table-row table:style-name="ro3" table:default-cell-style-name="ce2">
              <table:table-cell>
                <text:p text:style-name="P5"><text:span text:style-name="T28">Organizer filing incident</text:span></text:p>
              </table:table-cell>
              <table:table-cell>
                <text:p text:style-name="P5"><text:span text:style-name="T28">Sends evidence description via Signal → linked to incident record</text:span></text:p>
              </table:table-cell>
            </table:table-row>
            <table:table-row table:style-name="ro4" table:default-cell-style-name="ce3">
              <table:table-cell>
                <text:p text:style-name="P5"><text:span text:style-name="T28">Admin notifying volunteers</text:span></text:p>
              </table:table-cell>
              <table:table-cell>
                <text:p text:style-name="P5"><text:span text:style-name="T28">Sends schedule change to all Signal-registered volunteers</text:span></text:p>
              </table:table-cell>
            </table:table-row>
            <table:table-row table:style-name="ro4" table:default-cell-style-name="ce2">
              <table:table-cell>
                <text:p text:style-name="P5"><text:span text:style-name="T28">Field medic coordinating</text:span></text:p>
              </table:table-cell>
              <table:table-cell>
                <text:p text:style-name="P5"><text:span text:style-name="T28">Reports injuries without naming anyone in cleartext</text:span></text:p>
              </table:table-cell>
            </table:table-row>
            <table:table-row table:style-name="ro3" table:default-cell-style-name="ce3">
              <table:table-cell>
                <text:p text:style-name="P5"><text:span text:style-name="T28">Legal team</text:span></text:p>
              </table:table-cell>
              <table:table-cell>
                <text:p text:style-name="P5"><text:span text:style-name="T28">Receives encrypted case notes from Signal channel without being in the app</text:span></text:p>
              </table:table-cell>
            </table:table-row>
          </table:table>
          <draw:image xlink:href="Pictures/TablePreview3.svm" xlink:type="simple" xlink:show="embed" xlink:actuate="onLoad"/>
        </draw:frame>
        <presentation:notes draw:style-name="dp2">
          <draw:page-thumbnail draw:name="Slide Image Placeholder 1" draw:style-name="gr4" draw:layer="layout" svg:width="12.699cm" svg:height="9.524cm" svg:x="3.175cm" svg:y="1.905cm" draw:page-number="3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se aren't hypothetical. These are the workflows that led to the Signal integration request. The pattern is: someone in a high-stakes field situation needs to file a record, they can't stop and open a custom app, but they have Signal. The channel integration means that Signal message becomes an E2EE record in the case management system. No copy-paste. No manual logging later. It just appears, encrypte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4" draw:style-name="dp1" draw:master-page-name="Blank">
        <draw:custom-shape draw:name="TextBox 1" draw:style-name="gr85" draw:text-style-name="P7" draw:layer="layout" svg:width="30.817cm" svg:height="1.265cm" svg:x="1.524cm" svg:y="0.635cm">
          <text:p text:style-name="P5"><text:span text:style-name="T26">The Signal Sidecar: Zero-Knowledge Contact Re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86" draw:text-style-name="P24" draw:layer="layout" svg:width="30.817cm" svg:height="11.17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7" draw:text-style-name="P7" draw:layer="layout" svg:width="30.055cm" svg:height="9.901cm" svg:x="1.905cm" svg:y="3.048cm">
          <text:p text:style-name="P5"><text:span text:style-name="T22">signal-notifier/ (port 3100)</text:span></text:p>
          <text:p text:style-name="P5"><text:span text:style-name="T4"/></text:p>
          <text:p text:style-name="P5"><text:span text:style-name="T22">Problem: To send Signal notifications, you need phone numbers.</text:span></text:p>
          <text:p text:style-name="P5"><text:span text:style-name="T22">But we don't store phone numbers in plaintext.</text:span></text:p>
          <text:p text:style-name="P5"><text:span text:style-name="T4"/></text:p>
          <text:p text:style-name="P5"><text:span text:style-name="T22">Solution: HMAC-hashed contact resolution</text:span></text:p>
          <text:p text:style-name="P5"><text:span text:style-name="T4"/></text:p>
          <text:p text:style-name="P5"><text:span text:style-name="T22"><text:s text:c="2"/></text:span><text:span text:style-name="T22">Registration:</text:span></text:p>
          <text:p text:style-name="P5"><text:span text:style-name="T22"><text:s text:c="4"/></text:span><text:span text:style-name="T22">User registers their phone number</text:span></text:p>
          <text:p text:style-name="P5"><text:span text:style-name="T22"><text:s text:c="4"/></text:span><text:span text:style-name="T22">Server stores: HMAC_SHA256("llamenos:phone:" + E.164_number)</text:span></text:p>
          <text:p text:style-name="P5"><text:span text:style-name="T22"><text:s text:c="4"/></text:span><text:span text:style-name="T22">Plaintext number discarded immediately</text:span></text:p>
          <text:p text:style-name="P5"><text:span text:style-name="T4"/></text:p>
          <text:p text:style-name="P5"><text:span text:style-name="T22"><text:s text:c="2"/></text:span><text:span text:style-name="T22">Resolution:</text:span></text:p>
          <text:p text:style-name="P5"><text:span text:style-name="T22"><text:s text:c="4"/></text:span><text:span text:style-name="T22">Sidecar receives HMAC hash from app</text:span></text:p>
          <text:p text:style-name="P5"><text:span text:style-name="T22"><text:s text:c="4"/></text:span><text:span text:style-name="T22">Looks up Signal registration by hash</text:span></text:p>
          <text:p text:style-name="P5"><text:span text:style-name="T22"><text:s text:c="4"/></text:span><text:span text:style-name="T22">Sends notification to Signal number</text:span></text:p>
          <text:p text:style-name="P5"><text:span text:style-name="T22"><text:s text:c="4"/></text:span><text:span text:style-name="T22">App never sees the phone number in plai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gnal sidecar is isolated from the main app. It communicates via a bearer token. If the sidecar is compromised, the attacker sees HMAC hashes, not phone numbers. The sidecar knows "hash ABC → Signal registration XYZ" but not "hash ABC → +14045551234". The mapping is hash to registration, not hash to number. This is what zero-knowledge contact resolution means: we can route notifications to people without knowing who they a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5" draw:style-name="dp1" draw:master-page-name="Blank">
        <draw:custom-shape draw:name="TextBox 1" draw:style-name="gr88" draw:text-style-name="P7" draw:layer="layout" svg:width="30.817cm" svg:height="1.435cm" svg:x="1.524cm" svg:y="0.635cm">
          <text:p text:style-name="P5"><text:span text:style-name="T8">Signal Channel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9" draw:text-style-name="P7" draw:layer="layout" svg:width="30.817cm" svg:height="12.303cm" svg:x="1.524cm" svg:y="2.794cm">
          <text:p text:style-name="P5"><text:span text:style-name="T21">Inbound</text:span></text:p>
          <text:p text:style-name="P12"><text:span text:style-name="T12"><text:s text:c="2"/>• <text:s/></text:span><text:span text:style-name="T12">Messages from Signal arrive at sidecar</text:span></text:p>
          <text:p text:style-name="P12"><text:span text:style-name="T12"><text:s text:c="2"/>• <text:s/></text:span><text:span text:style-name="T12">Sidecar forwards to app via webhook</text:span></text:p>
          <text:p text:style-name="P12"><text:span text:style-name="T12"><text:s text:c="2"/>• <text:s/></text:span><text:span text:style-name="T12">App encrypts immediately using per-message envelope</text:span></text:p>
          <text:p text:style-name="P12"><text:span text:style-name="T12"><text:s text:c="2"/>• <text:s/></text:span><text:span text:style-name="T12">Read receipts sent back via sidecar</text:span></text:p>
          <text:p text:style-name="P12"><text:span text:style-name="T12"><text:s text:c="2"/>• <text:s/></text:span><text:span text:style-name="T12">Typing indicators supported</text:span></text:p>
          <text:p text:style-name="P12"><text:span text:style-name="T12"><text:s text:c="2"/>• <text:s/></text:span><text:span text:style-name="T12">Identity key trust verification (safety number changes held pending review)</text:span></text:p>
          <text:p text:style-name="P23"><text:span text:style-name="T21">Outbound: Blast / Broadcast</text:span></text:p>
          <text:p text:style-name="P12"><text:span text:style-name="T12"><text:s text:c="2"/>• <text:s/></text:span><text:span text:style-name="T12">Jail support update: "17 people arraigned, bail 9am"</text:span></text:p>
          <text:p text:style-name="P12"><text:span text:style-name="T12"><text:s text:c="2"/>• <text:s/></text:span><text:span text:style-name="T12">Rapid response alert: "Police moving on south side"</text:span></text:p>
          <text:p text:style-name="P12"><text:span text:style-name="T12"><text:s text:c="2"/>• <text:s/></text:span><text:span text:style-name="T12">Schedule change: "Tonight's shift has coverage"</text:span></text:p>
          <text:p text:style-name="P12"><text:span text:style-name="T12"><text:s text:c="2"/>• <text:s/></text:span><text:span text:style-name="T12">PostgreSQL-backed delivery queue</text:span></text:p>
          <text:p text:style-name="P12"><text:span text:style-name="T12"><text:s text:c="2"/>• <text:s/></text:span><text:span text:style-name="T12">Per-channel rate limiting (Signal: 1 msg/sec per recipient)</text:span></text:p>
          <text:p text:style-name="P12"><text:span text:style-name="T12"><text:s text:c="2"/>• <text:s/></text:span><text:span text:style-name="T12">Retry with exponential back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Rate limiting is critical. Signal aggressively rate-limits bulk senders — if you blast 200 recipients without rate limiting, you'll get your org's Signal number banned. The delivery queue handles this. Also important: the identity key verification. If someone reinstalls Signal, they get a new identity key. The sidecar detects this as a safety number change and holds delivery pending manual review — same as Signal desktop does. This prevents you from accidentally sending to a number that's been taken ov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6" draw:style-name="dp1" draw:master-page-name="Blank">
        <draw:custom-shape draw:name="TextBox 1" draw:style-name="gr90" draw:text-style-name="P7" draw:layer="layout" svg:width="30.817cm" svg:height="1.435cm" svg:x="1.524cm" svg:y="0.635cm">
          <text:p text:style-name="P5"><text:span text:style-name="T8">Why Not Just Signal For Ever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1" draw:text-style-name="P7" draw:layer="layout" svg:width="30.817cm" svg:height="7.509cm" svg:x="1.524cm" svg:y="2.794cm">
          <text:p text:style-name="P5"><text:span text:style-name="T23">Signal is always preferable when everyone has it. But not everyone does.</text:span></text:p>
          <text:p text:style-name="P12"><text:span text:style-name="T12"><text:s text:c="2"/>• <text:s/></text:span><text:span text:style-name="T12">Someone calling from jail can't install Signal — they have a payphone</text:span></text:p>
          <text:p text:style-name="P12"><text:span text:style-name="T12"><text:s text:c="2"/>• <text:s/></text:span><text:span text:style-name="T12">In an emergency, people call a phone number — they don't download an app first</text:span></text:p>
          <text:p text:style-name="P12"><text:span text:style-name="T12"><text:s text:c="2"/>• <text:s/></text:span><text:span text:style-name="T12">Some phones can't fit additional apps — cheap prepaid burners, older devices</text:span></text:p>
          <text:p text:style-name="P12"><text:span text:style-name="T12"><text:s text:c="2"/>• <text:s/></text:span><text:span text:style-name="T12">A family member checking if someone was released — that's public information, SMS is fine</text:span></text:p>
          <text:p text:style-name="P12"><text:span text:style-name="T12"><text:s text:c="2"/>• <text:s/></text:span><text:span text:style-name="T12">Different situations have different threat models — not everything needs maximum security</text:span></text:p>
          <text:p text:style-name="P2"><text:span text:style-name="T10">Don't exclude people from support because they don't have the right app instal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comes up in every conversation. "Why not just Signal for everything?" And the answer is: because we serve people in crisis who don't get to choose their communication channel. Someone calling from a county jail is on a monitored payphone. They don't have Signal. A family member who just found out their kid was arrested is calling the number on a flyer — they're not going to download an app in that moment. An organizer texting jail support updates about who's been released — that's already public information the moment the person walks out. SMS is fine for that. WhatsApp, RCS, Telegram are better if they have them. Signal is best if they have it. We support ALL of them because every threat model is different, and the right channel depends on the sensitivity of the specific communication, not a blanket polic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7" draw:style-name="dp1" draw:master-page-name="Blank">
        <draw:custom-shape draw:name="TextBox 1" draw:style-name="gr92" draw:text-style-name="P7" draw:layer="layout" svg:width="30.817cm" svg:height="1.265cm" svg:x="1.524cm" svg:y="0.635cm">
          <text:p text:style-name="P5"><text:span text:style-name="T26">Signal IS Our Preferred Channel — Here's How We Us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3" draw:text-style-name="P7" draw:layer="layout" svg:width="30.817cm" svg:height="7.863cm" svg:x="1.524cm" svg:y="4.202cm">
          <text:p text:style-name="P5"><text:span text:style-name="T11"><text:s text:c="2"/>• <text:s/></text:span><text:span text:style-name="T11">Account invites</text:span><text:span text:style-name="T12"> go via Signal (not email — no metadata trail)</text:span></text:p>
          <text:p text:style-name="P12"><text:span text:style-name="T11"><text:s text:c="2"/>• <text:s/></text:span><text:span text:style-name="T11">Notifications</text:span><text:span text:style-name="T12"> route through Signal by default (push via zero-knowledge sidecar)</text:span></text:p>
          <text:p text:style-name="P12"><text:span text:style-name="T11"><text:s text:c="2"/>• <text:s/></text:span><text:span text:style-name="T11">Field reporting</text:span><text:span text:style-name="T12"> — legal observers text the hub directly from Signal</text:span></text:p>
          <text:p text:style-name="P12"><text:span text:style-name="T11"><text:s text:c="2"/>• <text:s/></text:span><text:span text:style-name="T11">Blast alerts</text:span><text:span text:style-name="T12"> — jail support updates, rapid response coordination</text:span></text:p>
          <text:p text:style-name="P12"><text:span text:style-name="T11"><text:s text:c="2"/>• <text:s/></text:span><text:span text:style-name="T11">Password/PIN reset</text:span><text:span text:style-name="T12"> flows use Signal, never email</text:span></text:p>
          <text:p text:style-name="P12"><text:span text:style-name="T11"><text:s text:c="2"/>• <text:s/></text:span><text:span text:style-name="T11">Receipts, reactions, typing indicators</text:span><text:span text:style-name="T12"> — full Signal UX, not just text</text:span></text:p>
          <text:p text:style-name="P12"><text:span text:style-name="T12"/></text:p>
          <text:p text:style-name="P12"><text:span text:style-name="T12"/></text:p>
          <text:p text:style-name="P2"><text:span text:style-name="T10">Email is a surveillance channel. We route account operations through Signal inst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e're not anti-Signal — we're deeply integrated with it. Account invites go via Signal, not email. Why? Because email leaves metadata everywhere. Your email provider knows you received an invite to a crisis hotline platform. That's the kind of thing that ends up in a fusion center database. Signal invites: the notifier sidecar uses HMAC-hashed contact identifiers, never stores plaintext phone numbers. The recipient gets a Signal message with an invite link. No email provider in the loop. Same with notifications — volunteer shift reminders, call alerts, they all go through Signal by default. PIN reset? Signal. Not email. The principle is: email is a surveillance channel. Every email provider is a potential subpoena target. Signal is the preferred transport for everything administrative. The other channels exist for the people you SERVE, not for your internal operation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8" draw:style-name="dp4" draw:master-page-name="Blank">
        <draw:custom-shape draw:name="TextBox 1" draw:style-name="gr94" draw:text-style-name="P3" draw:layer="layout" svg:width="30.817cm" svg:height="0.926cm" svg:x="1.524cm" svg:y="5.588cm">
          <text:p text:style-name="P1"><text:span text:style-name="T18">PART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5" draw:text-style-name="P3" draw:layer="layout" svg:width="30.817cm" svg:height="1.942cm" svg:x="1.524cm" svg:y="7.112cm">
          <text:p text:style-name="P1"><text:span text:style-name="T20">What Changed in 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transparent about our process. We had v1 working, we had a cryptographer review it, and they found real problems. Here's what we found and what we changed. This is important: don't use software where the developers are afraid to talk about what they got wrong.</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9" draw:style-name="dp1" draw:master-page-name="Blank">
        <draw:custom-shape draw:name="TextBox 1" draw:style-name="gr96" draw:text-style-name="P7" draw:layer="layout" svg:width="30.817cm" svg:height="1.435cm" svg:x="1.524cm" svg:y="0.635cm">
          <text:p text:style-name="P5"><text:span text:style-name="T8">What the Review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7" draw:text-style-name="P7" draw:layer="layout" svg:width="30.817cm" svg:height="9.362cm" svg:x="1.524cm" svg:y="3.338cm">
          <text:p text:style-name="P5"><text:span text:style-name="T12">A Signal protocol cryptographer reviewed v1. Key findings:</text:span></text:p>
          <text:p text:style-name="P5"><text:span text:style-name="T12"/></text:p>
          <text:p text:style-name="P22"><text:span text:style-name="T18"><text:s text:c="2"/></text:span><text:span text:style-name="T18">1. <text:s/></text:span><text:span text:style-name="T19">secp256k1 ECIES was non-standard</text:span><text:span text:style-name="T5"> — custom construction, no formal proof for this exact combination</text:span></text:p>
          <text:p text:style-name="P22"><text:span text:style-name="T18"><text:s text:c="2"/></text:span><text:span text:style-name="T18">2. <text:s/></text:span><text:span text:style-name="T19">Single secret key per user</text:span><text:span text:style-name="T5"> — one private key per person, on multiple devices. Device compromise = all notes compromised.</text:span></text:p>
          <text:p text:style-name="P22"><text:span text:style-name="T18"><text:s text:c="2"/></text:span><text:span text:style-name="T18">3. <text:s/></text:span><text:span text:style-name="T19">No domain separation</text:span><text:span text:style-name="T5"> — same HKDF inputs across different operations → cross-protocol attack surface</text:span></text:p>
          <text:p text:style-name="P22"><text:span text:style-name="T18"><text:s text:c="2"/></text:span><text:span text:style-name="T18">4. <text:s/></text:span><text:span text:style-name="T19">No per-note forward secrecy</text:span><text:span text:style-name="T5"> — one content key wrapped per user, not per note → historical notes exposed by key compromise</text:span></text:p>
          <text:p text:style-name="P22"><text:span text:style-name="T18"><text:s text:c="2"/></text:span><text:span text:style-name="T18">5. <text:s/></text:span><text:span text:style-name="T19">No SAS verification</text:span><text:span text:style-name="T5"> on device linking — MITM could inject a rogue device into your sig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clear: v1 wasn't broken in the sense of "trivially exploited by a script kiddie." The issues were architectural weaknesses that would matter against a sophisticated cryptographic adversary. The review was valuable precisely because it forced us to think through each protocol detail. None of the changes were cosmetic. Each one closes a specific attack clas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0" draw:style-name="dp1" draw:master-page-name="Blank">
        <draw:custom-shape draw:name="TextBox 1" draw:style-name="gr98" draw:text-style-name="P7" draw:layer="layout" svg:width="30.817cm" svg:height="1.349cm" svg:x="1.524cm" svg:y="0.635cm">
          <text:p text:style-name="P5"><text:span text:style-name="T25">The Biggest Change: Why We Left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9" draw:text-style-name="P7" draw:layer="layout" svg:width="30.817cm" svg:height="8.54cm" svg:x="1.568cm" svg:y="3.525cm">
          <text:p text:style-name="P5"><text:span text:style-name="T23">Web E2EE has a fatal problem for our threat model: server compromise.</text:span></text:p>
          <text:p text:style-name="P12"><text:span text:style-name="T12"><text:s text:c="2"/>• <text:s/></text:span><text:span text:style-name="T12">Your server delivers the JavaScript that does the encryption</text:span></text:p>
          <text:p text:style-name="P12"><text:span text:style-name="T12"><text:s text:c="2"/>• <text:s/></text:span><text:span text:style-name="T12">A compromised server can deliver modified JS that exfiltrates keys</text:span></text:p>
          <text:p text:style-name="P12"><text:span text:style-name="T12"><text:s text:c="2"/>• <text:s/></text:span><text:span text:style-name="T12">The user has no way to verify the code they're running</text:span></text:p>
          <text:p text:style-name="P12"><text:span text:style-name="T12"><text:s text:c="2"/>• <text:s/></text:span><text:span text:style-name="T12">Keys in localStorage — accessible to XSS, browser extensions, devtools</text:span></text:p>
          <text:p text:style-name="P12"><text:span text:style-name="T12"><text:s text:c="2"/>• <text:s/></text:span><text:span text:style-name="T12">Your "E2EE web app" is only as trustworthy as your server on every page load</text:span></text:p>
          <text:p text:style-name="P12"><text:span text:style-name="T12"/></text:p>
          <text:p text:style-name="P12"><text:span text:style-name="T12"/></text:p>
          <text:p text:style-name="P2"><text:span text:style-name="T10">What's the point of E2EE if the server that's subpoenaed is the same server that delivers your crypto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question that killed v1. We had a perfectly good web-based E2EE system. The noble-curves library is audited, constant-time, the algorithms were correct. But it didn't matter. Because here's the scenario: a law enforcement agency serves a subpoena on your hosting provider. They don't ask for the encrypted data — they know they can't decrypt it. Instead, they ask the provider to modify the JavaScript that gets served to users on next page load. A tiny change: before encrypting, also POST the plaintext to a different endpoint. The user sees the same UI. The same green lock icon. The same "end-to-end encrypted" badge. But their notes are being exfiltrated in plaintext. This isn't theoretical. This is how web-based E2EE systems are attacked by sophisticated adversaries. ProtonMail has written about this. The Lavabit case established the precedent. For our threat model — activists facing law enforcement with subpoena power — a web app is a liability, not a protection. That's why v2 is native clients on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1" draw:style-name="dp1" draw:master-page-name="Blank">
        <draw:custom-shape draw:name="TextBox 1" draw:style-name="gr100" draw:text-style-name="P7" draw:layer="layout" svg:width="30.817cm" svg:height="1.349cm" svg:x="1.524cm" svg:y="0.635cm">
          <text:p text:style-name="P5"><text:span text:style-name="T25">v2: Native Clients — No Webview on Mob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1" draw:text-style-name="P7" draw:layer="layout" svg:width="30.817cm" svg:height="12.302cm" svg:x="1.524cm" svg:y="2.794cm">
          <text:p text:style-name="P5"><text:span text:style-name="T21">Desktop (Tauri v2)</text:span></text:p>
          <text:p text:style-name="P12"><text:span text:style-name="T12"><text:s text:c="2"/>• <text:s/></text:span><text:span text:style-name="T12">Rust process holds device keys</text:span></text:p>
          <text:p text:style-name="P12"><text:span text:style-name="T12"><text:s text:c="2"/>• <text:s/></text:span><text:span text:style-name="T12">Webview renders UI only — no key access</text:span></text:p>
          <text:p text:style-name="P12"><text:span text:style-name="T11"><text:s text:c="2"/>• <text:s/></text:span><text:span text:style-name="T11">Stronghold</text:span><text:span text:style-name="T12"> encrypted vault</text:span></text:p>
          <text:p text:style-name="P12"><text:span text:style-name="T12"><text:s text:c="2"/>• <text:s/></text:span><text:span text:style-name="T12">Code is the compiled binary you installed</text:span></text:p>
          <text:p text:style-name="P12"><text:span text:style-name="T12"><text:s text:c="2"/>• <text:s/></text:span><text:span text:style-name="T12">Reproducible builds — verify the binary matches source</text:span></text:p>
          <text:p text:style-name="P23"><text:span text:style-name="T21">iOS + Android (Fully Native)</text:span></text:p>
          <text:p text:style-name="P12"><text:span text:style-name="T11"><text:s text:c="2"/>• <text:s/></text:span><text:span text:style-name="T11">No webview.</text:span><text:span text:style-name="T12"> SwiftUI / Kotlin Compose</text:span></text:p>
          <text:p text:style-name="P12"><text:span text:style-name="T12"><text:s text:c="2"/>• <text:s/></text:span><text:span text:style-name="T12">iOS: Keychain (Secure Enclave backed)</text:span></text:p>
          <text:p text:style-name="P12"><text:span text:style-name="T12"><text:s text:c="2"/>• <text:s/></text:span><text:span text:style-name="T12">Android: Keystore (hardware-backed)</text:span></text:p>
          <text:p text:style-name="P12"><text:span text:style-name="T12"><text:s text:c="2"/>• <text:s/></text:span><text:span text:style-name="T12">Crypto via shared Rust crate (UniFFI/JNI)</text:span></text:p>
          <text:p text:style-name="P12"><text:span text:style-name="T12"><text:s text:c="2"/>• <text:s/></text:span><text:span text:style-name="T12">Code is the app you installed from a signed build</text:span></text:p>
          <text:p text:style-name="P2"><text:span text:style-name="T10">The server can't deliver malicious code. It only serves encrypted data. The crypto runs in your nativ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On mobile there is NO webview. The iOS app is native SwiftUI. The Android app is native Kotlin Compose. The crypto layer is a shared Rust crate compiled to an XCFramework for iOS via UniFFI, and JNI shared library for Android. The UI code never touches private keys — CryptoService is a singleton, the ViewModel gets pubkeys for display, that's it. On desktop, Tauri has a webview for the React UI, but the Rust backend process holds the keys. The webview calls Rust via IPC. If someone finds an XSS in our React code, they can mess up the UI but they cannot exfiltrate keys — the keys are in a different process. The critical difference from a web app: the code running on your device is the binary you installed. It doesn't change on every page load. It can be reproducibly built and verified. Your server serves encrypted data to the client. It never serves code. That's the architecture that makes E2EE meaningful against our threat mode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2" draw:style-name="dp1" draw:master-page-name="Blank">
        <draw:custom-shape draw:name="TextBox 1" draw:style-name="gr102" draw:text-style-name="P7" draw:layer="layout" svg:width="30.817cm" svg:height="1.349cm" svg:x="1.524cm" svg:y="0.635cm">
          <text:p text:style-name="P5"><text:span text:style-name="T25">What Else Changed: Crypto Protocol v1 → 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3" draw:text-style-name="P7" draw:layer="layout" svg:width="30.817cm" svg:height="10.595cm" svg:x="1.524cm" svg:y="2.794cm">
          <text:p text:style-name="P5"><text:span text:style-name="T21">v1</text:span></text:p>
          <text:p text:style-name="P12"><text:span text:style-name="T12"><text:s text:c="2"/>• <text:s/></text:span><text:span text:style-name="T12">secp256k1 ECIES (custom construction)</text:span></text:p>
          <text:p text:style-name="P12"><text:span text:style-name="T12"><text:s text:c="2"/>• <text:s/></text:span><text:span text:style-name="T12">Single secret key per user, on every device</text:span></text:p>
          <text:p text:style-name="P12"><text:span text:style-name="T12"><text:s text:c="2"/>• <text:s/></text:span><text:span text:style-name="T12">No domain separation</text:span></text:p>
          <text:p text:style-name="P12"><text:span text:style-name="T12"><text:s text:c="2"/>• <text:s/></text:span><text:span text:style-name="T12">No per-note forward secrecy</text:span></text:p>
          <text:p text:style-name="P12"><text:span text:style-name="T12"><text:s text:c="2"/>• <text:s/></text:span><text:span text:style-name="T12">No device authorization chain</text:span></text:p>
          <text:p text:style-name="P23"><text:span text:style-name="T21">v2</text:span></text:p>
          <text:p text:style-name="P12"><text:span text:style-name="T11"><text:s text:c="2"/>• <text:s/></text:span><text:span text:style-name="T11">HPKE (RFC 9180)</text:span><text:span text:style-name="T12"> — formally verified</text:span></text:p>
          <text:p text:style-name="P12"><text:span text:style-name="T11"><text:s text:c="2"/>• <text:s/></text:span><text:span text:style-name="T11">Per-device Ed25519/X25519 keys</text:span></text:p>
          <text:p text:style-name="P12"><text:span text:style-name="T11"><text:s text:c="2"/>• <text:s/></text:span><text:span text:style-name="T11">57 domain separation labels</text:span><text:span text:style-name="T12"> (Albrecht defense)</text:span></text:p>
          <text:p text:style-name="P12"><text:span text:style-name="T11"><text:s text:c="2"/>• <text:s/></text:span><text:span text:style-name="T11">Random key per note</text:span><text:span text:style-name="T12"> (forward secrecy)</text:span></text:p>
          <text:p text:style-name="P12"><text:span text:style-name="T11"><text:s text:c="2"/>• <text:s/></text:span><text:span text:style-name="T11">Append-only sigchain</text:span><text:span text:style-name="T12"> + SAS device provis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platform shift is the headline, but the crypto protocol changed too. HPKE replaces our custom ECIES — you can point a cryptographer at RFC 9180 and they can verify our implementation against a specification, not against our own claims. Per-device keys mean compromising one device doesn't compromise all your other devices. The sigchain means you can revoke a compromised device without rotating your identity. These are all changes that came from the crypto review.</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3" draw:style-name="dp1" draw:master-page-name="Blank">
        <draw:custom-shape draw:name="TextBox 1" draw:style-name="gr104" draw:text-style-name="P7" draw:layer="layout" svg:width="30.817cm" svg:height="1.349cm" svg:x="1.524cm" svg:y="0.635cm">
          <text:p text:style-name="P5"><text:span text:style-name="T25">Three Native Clients, One Crypto C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5" draw:text-style-name="P7" draw:layer="layout" svg:width="30.817cm" svg:height="0.926cm" svg:x="1.524cm" svg:y="2.794cm">
          <text:p text:style-name="P5"><text:span text:style-name="T23">Same Rust code on every platform. Device keys stay in native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39" draw:text-style-name="P24" draw:layer="layout" svg:width="30.817cm" svg:height="7.263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06" draw:text-style-name="P7" draw:layer="layout" svg:width="30.055cm" svg:height="7.869cm" svg:x="1.905cm" svg:y="3.048cm">
          <text:p text:style-name="P5"><text:span text:style-name="T22">Desktop (Tauri v2):</text:span></text:p>
          <text:p text:style-name="P5"><text:span text:style-name="T22"><text:s text:c="2"/></text:span><text:span text:style-name="T22">Rust process &lt;-- IPC --&gt; Webview (UI only)</text:span></text:p>
          <text:p text:style-name="P5"><text:span text:style-name="T22"><text:s text:c="2"/></text:span><text:span text:style-name="T22">Keys in Stronghold encrypted vault</text:span></text:p>
          <text:p text:style-name="P5"><text:span text:style-name="T22"><text:s text:c="2"/></text:span><text:span text:style-name="T22">Webview CANNOT access private keys</text:span></text:p>
          <text:p text:style-name="P5"><text:span text:style-name="T4"/></text:p>
          <text:p text:style-name="P5"><text:span text:style-name="T22">iOS (SwiftUI):</text:span></text:p>
          <text:p text:style-name="P5"><text:span text:style-name="T22"><text:s text:c="2"/></text:span><text:span text:style-name="T22">UniFFI XCFramework --&gt; CryptoService singleton</text:span></text:p>
          <text:p text:style-name="P5"><text:span text:style-name="T22"><text:s text:c="2"/></text:span><text:span text:style-name="T22">Keys in Keychain (Secure Enclave backed)</text:span></text:p>
          <text:p text:style-name="P5"><text:span text:style-name="T22"><text:s text:c="2"/></text:span><text:span text:style-name="T22">UI layer gets pubkeys only</text:span></text:p>
          <text:p text:style-name="P5"><text:span text:style-name="T4"/></text:p>
          <text:p text:style-name="P5"><text:span text:style-name="T22">Android (Kotlin/Compose):</text:span></text:p>
          <text:p text:style-name="P5"><text:span text:style-name="T22"><text:s text:c="2"/></text:span><text:span text:style-name="T22">JNI .so --&gt; CryptoService singleton</text:span></text:p>
          <text:p text:style-name="P5"><text:span text:style-name="T22"><text:s text:c="2"/></text:span><text:span text:style-name="T22">Keys in Keystore (hardware-backed)</text:span></text:p>
          <text:p text:style-name="P5"><text:span text:style-name="T22"><text:s text:c="2"/></text:span><text:span text:style-name="T22">UI layer gets pubkey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7" draw:text-style-name="P7" draw:layer="layout" svg:width="30.817cm" svg:height="9.395cm" svg:x="1.524cm" svg:y="10.312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gr39" draw:text-style-name="P24" draw:layer="layout" svg:width="30.817cm" svg:height="1.472cm" svg:x="1.524cm" svg:y="10.312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108" draw:text-style-name="P7" draw:layer="layout" svg:width="30.055cm" svg:height="1.265cm" svg:x="1.905cm" svg:y="10.566cm">
          <text:p text:style-name="P5"><text:span text:style-name="T22"/></text:p>
          <text:p text:style-name="P5"><text:span text:style-name="T22">*Signal's architecture: native crypto, thin UI shell. We adopted it wholes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Signal's design principle applied to a hotline platform. One Rust crate, compiled to native binary for desktop, XCFramework via UniFFI for iOS, JNI shared library for Android. WASM build exists too — but only for browser-based tests, not for the production app. The production app is ALWAYS native. Why does this matter? Because the security boundary is the process boundary. On desktop, the Tauri webview renders React — it handles UI, routing, forms. Every crypto operation goes through IPC to the Rust backend process. The webview literally does not have access to the device private key. It can ask Rust to sign something, decrypt something, but it never sees the key. Same on mobile — the CryptoService is a singleton that wraps the FFI. The ViewModel gets pubkeys for display. It never gets private keys. If someone finds an XSS in our React code — which is possible, we're not arrogant about that — they can mess up the UI. They cannot exfiltrate keys. That's the platform shift that matter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4" draw:style-name="dp1" draw:master-page-name="Blank">
        <draw:custom-shape draw:name="TextBox 1" draw:style-name="gr109" draw:text-style-name="P7" draw:layer="layout" svg:width="30.817cm" svg:height="1.435cm" svg:x="1.524cm" svg:y="0.635cm">
          <text:p text:style-name="P5"><text:span text:style-name="T8">SFrame — Voice E2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10" draw:text-style-name="P7" draw:layer="layout" svg:width="30.817cm" svg:height="0.926cm" svg:x="1.524cm" svg:y="2.794cm">
          <text:p text:style-name="P5"><text:span text:style-name="T12">Voice calls are encrypted too — not just 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111" draw:text-style-name="P24" draw:layer="layout" svg:width="30.817cm" svg:height="4.19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12" draw:text-style-name="P7" draw:layer="layout" svg:width="30.055cm" svg:height="2.789cm" svg:x="1.905cm" svg:y="3.048cm">
          <text:p text:style-name="P5"><text:span text:style-name="T22">SFrame (RFC 9605):</text:span></text:p>
          <text:p text:style-name="P5"><text:span text:style-name="T22"><text:s text:c="2"/></text:span><text:span text:style-name="T22">Per-call key derived from the Llámenos crypto layer</text:span></text:p>
          <text:p text:style-name="P5"><text:span text:style-name="T22"><text:s text:c="2"/></text:span><text:span text:style-name="T22">Media frames encrypted before leaving the device</text:span></text:p>
          <text:p text:style-name="P5"><text:span text:style-name="T22"><text:s text:c="2"/></text:span><text:span text:style-name="T22">Decrypted on the volunteer's device only</text:span></text:p>
          <text:p text:style-name="P5"><text:span text:style-name="T22"><text:s text:c="2"/></text:span><text:span text:style-name="T22">Server cannot decrypt live call 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3" draw:text-style-name="P3" draw:layer="layout" svg:width="30.817cm" svg:height="1.603cm" svg:x="1.568cm" svg:y="8.255cm">
          <text:p text:style-name="P1"><text:span text:style-name="T10">Your SIP bridge passes encrypted frames. Even if the bridge is compromised, the audio is cipher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SFrame is an IETF RFC (9605) for media frame encryption. Designed for WebRTC streams. The key derivation is integrated into packages/crypto — same Rust crate, same audit surface. What this means: a compromised SIP bridge sees only encrypted media frames, not call audio. The wiretap is broken at the media lay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5" draw:style-name="dp4" draw:master-page-name="Blank">
        <draw:custom-shape draw:name="TextBox 1" draw:style-name="gr114" draw:text-style-name="P3" draw:layer="layout" svg:width="30.817cm" svg:height="0.926cm" svg:x="1.524cm" svg:y="5.588cm">
          <text:p text:style-name="P1"><text:span text:style-name="T18">PART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15" draw:text-style-name="P3" draw:layer="layout" svg:width="30.817cm" svg:height="1.942cm" svg:x="1.524cm" svg:y="7.112cm">
          <text:p text:style-name="P1"><text:span text:style-name="T20">Self-Hosting &amp;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hat does it actually take to run this? This section is for the people in the room who are thinking about deploying it, or who are advising orgs that migh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6" draw:style-name="dp1" draw:master-page-name="Blank">
        <draw:custom-shape draw:name="TextBox 1" draw:style-name="gr116" draw:text-style-name="P7" draw:layer="layout" svg:width="30.817cm" svg:height="1.435cm" svg:x="1.524cm" svg:y="0.635cm">
          <text:p text:style-name="P5"><text:span text:style-name="T8">What You R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58" draw:text-style-name="P24" draw:layer="layout" svg:width="30.817cm" svg:height="6.09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117" draw:text-style-name="P7" draw:layer="layout" svg:width="30.055cm" svg:height="5.329cm" svg:x="1.905cm" svg:y="3.048cm">
          <text:p text:style-name="P5"><text:span text:style-name="T22">services:</text:span></text:p>
          <text:p text:style-name="P5"><text:span text:style-name="T22"><text:s text:c="2"/></text:span><text:span text:style-name="T22">db: <text:s text:c="10"/>PostgreSQL 16 (encrypted notes, audit log)</text:span></text:p>
          <text:p text:style-name="P5"><text:span text:style-name="T22"><text:s text:c="2"/></text:span><text:span text:style-name="T22">app: <text:s text:c="9"/>Bun + Hono (the API server)</text:span></text:p>
          <text:p text:style-name="P5"><text:span text:style-name="T22"><text:s text:c="2"/></text:span><text:span text:style-name="T22">relay: <text:s text:c="7"/>strfry (self-hosted Nostr relay — real-time events)</text:span></text:p>
          <text:p text:style-name="P5"><text:span text:style-name="T22"><text:s text:c="2"/></text:span><text:span text:style-name="T22">sip-bridge: <text:s text:c="2"/>Asterisk / FreeSWITCH / Kamailio (SIP routing)</text:span></text:p>
          <text:p text:style-name="P5"><text:span text:style-name="T22"><text:s text:c="2"/></text:span></text:p>
          <text:p text:style-name="P5"><text:span text:style-name="T22"># Optional profiles:</text:span></text:p>
          <text:p text:style-name="P5"><text:span text:style-name="T22"><text:s text:c="2"/></text:span><text:span text:style-name="T22">signal: <text:s text:c="6"/>signal-notifier sidecar (port 3100)</text:span></text:p>
          <text:p text:style-name="P5"><text:span text:style-name="T22"><text:s text:c="2"/></text:span><text:span text:style-name="T22">telephony: <text:s text:c="3"/>Kamailio + CoTURN (full self-hosted SIP)</text:span></text:p>
          <text:p text:style-name="P5"><text:span text:style-name="T22"><text:s text:c="2"/></text:span><text:span text:style-name="T22">monitoring: <text:s text:c="2"/>Prometheus + 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8" draw:text-style-name="P7" draw:layer="layout" svg:width="30.817cm" svg:height="3.24cm" svg:x="1.524cm" svg:y="10.095cm">
          <text:p text:style-name="P5"><text:span text:style-name="T11"><text:s text:c="2"/>• <text:s/></text:span><text:span text:style-name="T11">WireGuard tunnels</text:span><text:span text:style-name="T12"> for ingress — no exposed public IP</text:span></text:p>
          <text:p text:style-name="P12"><text:span text:style-name="T11"><text:s text:c="2"/>• <text:s/></text:span><text:span text:style-name="T11">1984 Hosting</text:span><text:span text:style-name="T12"> (Iceland) — outside US CLOUD Act jurisdiction, custom FDE ISO, GDPR-compliant</text:span></text:p>
          <text:p text:style-name="P12"><text:span text:style-name="T11"><text:s text:c="2"/>• <text:s/></text:span><text:span text:style-name="T11">Kubernetes</text:span><text:span text:style-name="T12"> option: Helm chart with health probes and network 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trfry Nostr relay is not optional — it's the real-time event bus between server and clients. Your Nostr relay, running on your infrastructure, not one of the public ones. This is important: hub events, call routing, presence — all go through the relay. That relay is yours. We host on 1984 Hosting in Iceland — they're not subject to the US CLOUD Act, which means a US subpoena doesn't compel them to hand over data. They support custom FDE ISOs, so you control the full-disk encryption key — even 1984 staff can't read your disk at rest. Cost for a small org: 2 CPU, 4GB RAM VPS on 1984 is about €10/month. SIP DID from Telnyx is $1-5/month. That's the infrastructure cost for a nation-state-resistant hot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7" draw:style-name="dp1" draw:master-page-name="Blank">
        <draw:custom-shape draw:name="TextBox 1" draw:style-name="gr119" draw:text-style-name="P7" draw:layer="layout" svg:width="30.817cm" svg:height="1.349cm" svg:x="1.524cm" svg:y="0.635cm">
          <text:p text:style-name="P5"><text:span text:style-name="T25">Template-Driven — Nothing Is Hardco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0" draw:text-style-name="P7" draw:layer="layout" svg:width="30.817cm" svg:height="0.926cm" svg:x="1.524cm" svg:y="2.794cm">
          <text:p text:style-name="P5"><text:span text:style-name="T12">Nothing in the app is hardcoded to any specific 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121" draw:text-style-name="P24" draw:layer="layout" svg:width="30.817cm" svg:height="7.36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22" draw:text-style-name="P7" draw:layer="layout" svg:width="30.055cm" svg:height="6.853cm" svg:x="1.905cm" svg:y="3.048cm">
          <text:p text:style-name="P5"><text:span text:style-name="T22">// Everything comes from a template:</text:span></text:p>
          <text:p text:style-name="P5"><text:span text:style-name="T22">{</text:span></text:p>
          <text:p text:style-name="P5"><text:span text:style-name="T22"><text:s text:c="2"/></text:span><text:span text:style-name="T22">"entityTypes": ["person", "incident", "location", "vehicle"],</text:span></text:p>
          <text:p text:style-name="P5"><text:span text:style-name="T22"><text:s text:c="2"/></text:span><text:span text:style-name="T22">"reportTypes": [</text:span></text:p>
          <text:p text:style-name="P5"><text:span text:style-name="T22"><text:s text:c="4"/></text:span><text:span text:style-name="T22">{</text:span></text:p>
          <text:p text:style-name="P5"><text:span text:style-name="T22"><text:s text:c="6"/></text:span><text:span text:style-name="T22">"name": "arrest_report",</text:span></text:p>
          <text:p text:style-name="P5"><text:span text:style-name="T22"><text:s text:c="6"/></text:span><text:span text:style-name="T22">"fields": ["name", "charges", "badge_number", "location"],</text:span></text:p>
          <text:p text:style-name="P5"><text:span text:style-name="T22"><text:s text:c="6"/></text:span><text:span text:style-name="T22">"mobileOptimized": true</text:span></text:p>
          <text:p text:style-name="P5"><text:span text:style-name="T22"><text:s text:c="4"/></text:span><text:span text:style-name="T22">}</text:span></text:p>
          <text:p text:style-name="P5"><text:span text:style-name="T22"><text:s text:c="2"/></text:span><text:span text:style-name="T22">],</text:span></text:p>
          <text:p text:style-name="P5"><text:span text:style-name="T22"><text:s text:c="2"/></text:span><text:span text:style-name="T22">"roles": ["volunteer", "observer", "dispatcher"],</text:span></text:p>
          <text:p text:style-name="P5"><text:span text:style-name="T22"><text:s text:c="2"/></text:span><text:span text:style-name="T22">"customFields": [...]</text:span></text:p>
          <text:p text:style-name="P5"><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3" draw:text-style-name="P3" draw:layer="layout" svg:width="30.817cm" svg:height="1.603cm" svg:x="1.524cm" svg:y="10.795cm">
          <text:p text:style-name="P1"><text:span text:style-name="T10">Legal observer network, jail support, domestic violence line, immigration legal — same codebase, different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intentional. We didn't build a "jail support app" that gets repurposed. We built secure routing and case management infrastructure that you configure via templates. Your org's use case is a JSON file. If you change use cases — new template. If a different org wants to use Llámenos — different template. The platform doesn't care what kind of crisis hotline you run. You define the entities, the report types, the fields, the workflow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8" draw:style-name="dp1" draw:master-page-name="Blank">
        <draw:custom-shape draw:name="TextBox 1" draw:style-name="gr124" draw:text-style-name="P7" draw:layer="layout" svg:width="30.817cm" svg:height="1.435cm" svg:x="1.524cm" svg:y="0.635cm">
          <text:p text:style-name="P5"><text:span text:style-name="T8">Multi-Hub: One Install, Many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5" draw:text-style-name="P7" draw:layer="layout" svg:width="30.817cm" svg:height="0.926cm" svg:x="1.524cm" svg:y="2.794cm">
          <text:p text:style-name="P5"><text:span text:style-name="T12">Your org might run more than one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42" draw:text-style-name="P24" draw:layer="layout" svg:width="30.817cm" svg:height="5.46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26" draw:text-style-name="P7" draw:layer="layout" svg:width="30.055cm" svg:height="4.059cm" svg:x="1.905cm" svg:y="3.048cm">
          <text:p text:style-name="P5"><text:span text:style-name="T22">Hub A: Jail support line (overnight after mass arrests)</text:span></text:p>
          <text:p text:style-name="P5"><text:span text:style-name="T22">Hub B: Rapid response line (daytime, protest hours) <text:s/></text:span></text:p>
          <text:p text:style-name="P5"><text:span text:style-name="T22">Hub C: Community safety line (ongoing)</text:span></text:p>
          <text:p text:style-name="P5"><text:span text:style-name="T4"/></text:p>
          <text:p text:style-name="P5"><text:span text:style-name="T22">One volunteer can be in all three hubs.</text:span></text:p>
          <text:p text:style-name="P5"><text:span text:style-name="T22">All hubs active simultaneously — incoming calls from any hub ring them.</text:span></text:p>
          <text:p text:style-name="P5"><text:span text:style-name="T22">Active hub in the UI doesn't affect which calls they rece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7" draw:text-style-name="P7" draw:layer="layout" svg:width="30.817cm" svg:height="2.563cm" svg:x="1.524cm" svg:y="8.867cm">
          <text:p text:style-name="P5"><text:span text:style-name="T12"><text:s text:c="2"/>• <text:s/></text:span><text:span text:style-name="T12">Each hub has its own encrypted key space, volunteers, shifts, and case records</text:span></text:p>
          <text:p text:style-name="P12"><text:span text:style-name="T12"><text:s text:c="2"/>• <text:s/></text:span><text:span text:style-name="T12">Hub key rotates on member departure — departed member can't read new hub events</text:span></text:p>
          <text:p text:style-name="P12"><text:span text:style-name="T12"><text:s text:c="2"/>• <text:s/></text:span><text:span text:style-name="T12">Multi-org: different orgs can run separate hubs on the same inst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Multi-hub came from feedback that orgs don't run one line — they run several. The jail support crew runs overnight. The rapid response crew runs during protests. The community safety line runs all the time. Before Llámenos, each of these was a separate system — or worse, a separate phone number with volunteers managing multiple Google Voice accounts. Multi-hub means one deployment, one set of volunteers, multiple operational contexts. Each hub is cryptographically isolate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9" draw:style-name="dp4" draw:master-page-name="Blank">
        <draw:custom-shape draw:name="TextBox 1" draw:style-name="gr128" draw:text-style-name="P3" draw:layer="layout" svg:width="30.817cm" svg:height="0.926cm" svg:x="1.524cm" svg:y="5.588cm">
          <text:p text:style-name="P1"><text:span text:style-name="T18">PART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9" draw:text-style-name="P3" draw:layer="layout" svg:width="30.817cm" svg:height="1.942cm" svg:x="1.524cm" svg:y="7.112cm">
          <text:p text:style-name="P1"><text:span text:style-name="T20">What We Still Can't Prot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close with honesty. Llámenos is a significant improvement over Google Voice and Twilio direct. It is not magic. Here's what we can't protect against, and I want to say this clearly so you don't deploy it with false confiden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0" draw:style-name="dp1" draw:master-page-name="Blank">
        <draw:custom-shape draw:name="TextBox 1" draw:style-name="gr130" draw:text-style-name="P7" draw:layer="layout" svg:width="30.817cm" svg:height="1.435cm" svg:x="1.524cm" svg:y="0.635cm">
          <text:p text:style-name="P5"><text:span text:style-name="T8">The Honest Threat Model Bound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1" draw:text-style-name="P7" draw:layer="layout" svg:width="30.817cm" svg:height="13.834cm" svg:x="1.524cm" svg:y="2.794cm">
          <text:p text:style-name="P5"><text:span text:style-name="T21">We protect against</text:span></text:p>
          <text:p text:style-name="P12"><text:span text:style-name="T12"><text:s text:c="2"/>• <text:s/></text:span><text:span text:style-name="T12">Administrative subpoenas to cloud providers (notes unreadable)</text:span></text:p>
          <text:p text:style-name="P12"><text:span text:style-name="T12"><text:s text:c="2"/>• <text:s/></text:span><text:span text:style-name="T12">CDR analysis (with CDR-free SIP trunk)</text:span></text:p>
          <text:p text:style-name="P12"><text:span text:style-name="T12"><text:s text:c="2"/>• <text:s/></text:span><text:span text:style-name="T12">Note content exposure (E2EE, forward secrecy)</text:span></text:p>
          <text:p text:style-name="P12"><text:span text:style-name="T12"><text:s text:c="2"/>• <text:s/></text:span><text:span text:style-name="T12">Message content exposure (E2EE)</text:span></text:p>
          <text:p text:style-name="P12"><text:span text:style-name="T12"><text:s text:c="2"/>• <text:s/></text:span><text:span text:style-name="T12">Caller identity via phone records (HMAC hashing)</text:span></text:p>
          <text:p text:style-name="P12"><text:span text:style-name="T12"><text:s text:c="2"/>• <text:s/></text:span><text:span text:style-name="T12">Sequential ring volunteer identification</text:span></text:p>
          <text:p text:style-name="P12"><text:span text:style-name="T12"><text:s text:c="2"/>• <text:s/></text:span><text:span text:style-name="T12">Device seizure note exposure (PIN-protected keys)</text:span></text:p>
          <text:p text:style-name="P23"><text:span text:style-name="T21">We don't protect against</text:span></text:p>
          <text:p text:style-name="P12"><text:span text:style-name="T11"><text:s text:c="2"/>• <text:s/></text:span><text:span text:style-name="T11">Traffic analysis</text:span><text:span text:style-name="T12">: Sophisticated adversary can see call timing patterns</text:span></text:p>
          <text:p text:style-name="P12"><text:span text:style-name="T11"><text:s text:c="2"/>• <text:s/></text:span><text:span text:style-name="T11">Device seizure with PIN</text:span><text:span text:style-name="T12">: Seized + unlocked = notes accessible</text:span></text:p>
          <text:p text:style-name="P12"><text:span text:style-name="T11"><text:s text:c="2"/>• <text:s/></text:span><text:span text:style-name="T11">Admin coercion</text:span><text:span text:style-name="T12">: A coerced admin can decrypt all notes</text:span></text:p>
          <text:p text:style-name="P12"><text:span text:style-name="T11"><text:s text:c="2"/>• <text:s/></text:span><text:span text:style-name="T11">Hosting provider coercion</text:span><text:span text:style-name="T12">: FDE + Iceland jurisdiction, but physical seizure is always a risk</text:span></text:p>
          <text:p text:style-name="P12"><text:span text:style-name="T11"><text:s text:c="2"/>• <text:s/></text:span><text:span text:style-name="T11">Operational security failures</text:span><text:span text:style-name="T12">: Bad passwords, phishing, shoulder surfing</text:span></text:p>
          <text:p text:style-name="P12"><text:span text:style-name="T11"><text:s text:c="2"/>• <text:s/></text:span><text:span text:style-name="T11">SMS/WhatsApp in transit</text:span><text:span text:style-name="T12">: Provider sees plaintext during deli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Admin coercion deserves a mention. If an admin is physically coerced — that's a bad day. They can decrypt notes. This is not a flaw in the cryptography — it's a fundamental property of any multi-admin system where admins need to read records. The design choice: admins need case management access, so they have an envelope on every note. If your threat model includes coerced admins, store the admin key on an air-gapped device that doesn't travel to protest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1" draw:style-name="dp1" draw:master-page-name="Blank">
        <draw:custom-shape draw:name="TextBox 1" draw:style-name="gr132" draw:text-style-name="P7" draw:layer="layout" svg:width="30.817cm" svg:height="1.349cm" svg:x="1.524cm" svg:y="0.635cm">
          <text:p text:style-name="P5"><text:span text:style-name="T25">Know Your Threat Model Before You Depl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3" draw:text-style-name="P7" draw:layer="layout" svg:width="30.817cm" svg:height="10.439cm" svg:x="1.524cm" svg:y="2.794cm">
          <text:p text:style-name="P5"><text:span text:style-name="T9">Llámenos is designed to withstand the full adversary spectrum: from law enforcement administrative subpoenas and OSINT-level adversaries, through FBI national security letters, to nation-state actors with physical access to infrastructure. FDE hosting outside CLOUD Act jurisdiction, E2EE with per-device keys, and self-hosted SIP are the default — not optional hardening.</text:span></text:p>
          <text:p text:style-name="P25"><text:span text:style-name="T24"/></text:p>
          <text:p text:style-name="P25"><text:span text:style-name="T24">Before deploying, answer:</text:span></text:p>
          <text:p text:style-name="P12"><text:span text:style-name="T12"><text:s text:c="2"/>• <text:s/></text:span><text:span text:style-name="T12">Who is your adversary? Be specific.</text:span></text:p>
          <text:p text:style-name="P12"><text:span text:style-name="T12"><text:s text:c="2"/>• <text:s/></text:span><text:span text:style-name="T12">What can they do without a warrant in your jurisdiction?</text:span></text:p>
          <text:p text:style-name="P12"><text:span text:style-name="T12"><text:s text:c="2"/>• <text:s/></text:span><text:span text:style-name="T12">What can they do WITH a warrant?</text:span></text:p>
          <text:p text:style-name="P12"><text:span text:style-name="T12"><text:s text:c="2"/>• <text:s/></text:span><text:span text:style-name="T12">Who are your admins and what's their physical security posture?</text:span></text:p>
          <text:p text:style-name="P12"><text:span text:style-name="T12"><text:s text:c="2"/>• <text:s/></text:span><text:span text:style-name="T12">What happens if your server is seized?</text:span></text:p>
          <text:p text:style-name="P12"><text:span text:style-name="T12"><text:s text:c="2"/>• <text:s/></text:span><text:span text:style-name="T12">What happens if a volunteer is an inform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eized server" question matters. If law enforcement seizes your server, they get encrypted blobs and call metadata. They do NOT get note content or plaintext caller IDs — if you've configured CDR-free SIP. That's a meaningful protection. It means they have to come back with something harder to get than an administrative subpoena. And that means more time, more scrutiny, more opportunity for your legal team to fight it. Not invincibility. But frictio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2" draw:style-name="dp1" draw:master-page-name="Blank">
        <draw:custom-shape draw:name="TextBox 1" draw:style-name="gr134" draw:text-style-name="P7" draw:layer="layout" svg:width="30.817cm" svg:height="1.435cm" svg:x="1.524cm" svg:y="0.635cm">
          <text:p text:style-name="P5"><text:span text:style-name="T8">Get Invol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5" draw:text-style-name="P7" draw:layer="layout" svg:width="30.817cm" svg:height="9.572cm" svg:x="1.524cm" svg:y="2.794cm">
          <text:p text:style-name="P5"><text:span text:style-name="T11"><text:s text:c="2"/>• <text:s/></text:span><text:span text:style-name="T11">Code</text:span><text:span text:style-name="T12">: `github.com/rhonda-rodododo/llamenos-platform` (AGPL-3.0)</text:span></text:p>
          <text:p text:style-name="P12"><text:span text:style-name="T11"><text:s text:c="2"/>• <text:s/></text:span><text:span text:style-name="T11">Self-hosting docs</text:span><text:span text:style-name="T12">: `llamenos-hotline.com/docs`</text:span></text:p>
          <text:p text:style-name="P12"><text:span text:style-name="T11"><text:s text:c="2"/>• <text:s/></text:span><text:span text:style-name="T11">This deck</text:span><text:span text:style-name="T12">: `llamenos-hotline.com/slides/counterspy-2026/`</text:span></text:p>
          <text:p text:style-name="P12"><text:span text:style-name="T11"><text:s text:c="2"/>• <text:s/></text:span><text:span text:style-name="T11">Signal</text:span><text:span text:style-name="T12">: Ask me after the talk</text:span></text:p>
          <text:p text:style-name="P2"><text:span text:style-name="T10">We especially need:</text:span></text:p>
          <text:p text:style-name="P12"><text:span text:style-name="T12"><text:s text:c="2"/>• <text:s/></text:span><text:span text:style-name="T12">Organizations willing to run beta deployments — real ops, real feedback</text:span></text:p>
          <text:p text:style-name="P12"><text:span text:style-name="T12"><text:s text:c="2"/>• <text:s/></text:span><text:span text:style-name="T12">Cryptographers to audit the HPKE implementation</text:span></text:p>
          <text:p text:style-name="P12"><text:span text:style-name="T12"><text:s text:c="2"/>• <text:s/></text:span><text:span text:style-name="T12">People who have survived subpoenas and can stress-test our threat model assumptions</text:span></text:p>
          <text:p text:style-name="P12"><text:span text:style-name="T12"/></text:p>
          <text:p text:style-name="P2"><text:span text:style-name="T10">This is pre-production software. We built it to be auditable. We built it to be self-hosted. We built it because the existing options were a gift to c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project is pre-production. No production users yet. We need orgs with real security needs who are willing to give us real-world feedback. If you've been subpoenaed — I want to talk to you specifically. Your experience stress-tests our assumptions in ways that theoretical analysis cannot. Come find me after this. I'll be the one by the coffee trying to convince people that self-hosting a Nostr relay is worth it. Likely questions: 1. "What does it cost?" — €10-20/month VPS on 1984 Hosting (Iceland). $1-5/month SIP DID. That's it. 2. "What about GDPR?" — HMAC-hashed caller numbers, E2EE content, Icelandic hosting outside CLOUD Act. Caller data question for your DPA. 3. "Can we port our Google Voice number?" — Yes. Port to a SIP-capable provider, point at your trunk. 4. "What's the status of MLS?" — Behind a feature flag. Functional, not battle-tested. Wait for the RFC to stabilize. 5. "What if a volunteer leaves badly?" — Hub key rotation. Future notes inaccessible. Historical notes they took: they still have their device key. That's the forward secrecy trade-off. Same as any E2EE system. 6. "Can we use this with existing Twilio numbers?" — Yes, via Twilio Elastic SIP Trunking — different from Programmable Voice API, better CDR postu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3" draw:style-name="dp1" draw:master-page-name="Blank">
        <draw:custom-shape draw:name="TextBox 1" draw:style-name="gr136" draw:text-style-name="P7" draw:layer="layout" svg:width="30.817cm" svg:height="1.435cm" svg:x="1.524cm" svg:y="0.635cm">
          <text:p text:style-name="P5"><text:span text:style-name="T8">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7" draw:text-style-name="P7" draw:layer="layout" svg:width="30.817cm" svg:height="8.882cm" svg:x="1.524cm" svg:y="2.794cm">
          <text:p text:style-name="P5"><text:span text:style-name="T12">Rhonda Rhododendron / CounterSpy 2026, Atlanta</text:span></text:p>
          <text:p text:style-name="P2"><text:span text:style-name="T10">"More Secure Hubs for Your Spokes"</text:span></text:p>
          <text:p text:style-name="P12"><text:span text:style-name="T12"/></text:p>
          <text:p text:style-name="P12"><text:span text:style-name="T12"><text:a xlink:href="https://github.com/rhonda-rodododo/llamenos-hotline" xlink:type="simple">https://github.com/rhonda-rodododo/llamenos-hotline</text:a></text:span></text:p>
          <text:p text:style-name="P12"><text:span text:style-name="T12"/></text:p>
          <text:p text:style-name="P12"><text:span text:style-name="T12"><text:a xlink:href="https://llamenos-hotline.com/" xlink:type="simple">https://llamenos-hotline.com/</text:a></text:span></text:p>
          <text:p text:style-name="P12"><text:span text:style-name="T12"/></text:p>
          <text:p text:style-name="P12"><text:span text:style-name="T12"><text:a xlink:href="https://github.com/rhonda-rodododo/llamenos-platform/tree/main/site/public/slides" xlink:type="simple">https://github.com/rhonda-rodododo/llamenos-platform/tree/main/site/public/slides</text:a></text:span></text:p>
          <text:p text:style-name="P12"><text:span text:style-name="T12"/></text:p>
          <text:p text:style-name="P12"><text:span text:style-name="T12">https://cryptpad.fr/drive/#/2/drive/view/upMpFMAvdGSjlCyjKBMPuIfS8c+pW0Lt9c9JWqB5sw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4" draw:layer="layout" svg:width="16.932cm" svg:height="9.524cm" svg:x="1.058cm" svg:y="1.93cm" draw:page-number="53" presentation:class="page"/>
          <draw:frame presentation:style-name="pr5"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Fira Code" svg:font-family="'Fira Code'"/>
    <style:font-face style:name="IBM Plex Mono" svg:font-family="'IBM Plex Mono'"/>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Blank-title" draw:layer="backgroundobjects" svg:width="30.478cm" svg:height="3.18cm" svg:x="1.693cm" svg:y="0.76cm" presentation:class="title" presentation:placeholder="true">
        <draw:text-box/>
      </draw:frame>
      <draw:frame presentation:style-name="Blank-outline1" draw:layer="backgroundobjects" svg:width="30.478cm" svg:height="11.048cm" svg:x="1.693cm" svg:y="4.457cm" presentation:class="outline" presentation:placeholder="true">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escription>generated using python-pptx</dc:description>
    <meta:editing-cycles>6</meta:editing-cycles>
    <meta:creation-date>2013-01-27T09:14:16</meta:creation-date>
    <dc:date>2026-05-03T12:17:28.689706837</dc:date>
    <meta:editing-duration>PT27M39S</meta:editing-duration>
    <meta:generator>LibreOffice/24.2.7.2$Linux_X86_64 LibreOffice_project/420$Build-2</meta:generator>
    <meta:document-statistic meta:object-count="489"/>
    <meta:user-defined meta:name="AppVersion">14.0000</meta:user-defined>
    <meta:user-defined meta:name="PresentationFormat">On-screen Show (4:3)</meta:user-defined>
  </office:meta>
</office:document-meta>
</file>